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OR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w1o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w2o</text:p>
          </table:table-cell>
          <table:table-cell office:value-type="float" office:value="-0.7" calcext:value-type="float">
            <text:p>-0.7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bo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precision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t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elta(w1)</text:p>
          </table:table-cell>
          <table:table-cell office:value-type="string" calcext:value-type="string">
            <text:p>Delta(w2)</text:p>
          </table:table-cell>
          <table:table-cell office:value-type="string" calcext:value-type="string">
            <text:p>Delta(b)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O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COM.MICROSOFT.XLOOKUP([.$B8];[.$O$8:.$O$11];[.P$8:.P$11];;0)" office:value-type="float" office:value="0" calcext:value-type="float">
            <text:p>0</text:p>
          </table:table-cell>
          <table:table-cell table:formula="of:=COM.MICROSOFT.XLOOKUP([.$B8];[.$O$8:.$O$11];[.Q$8:.Q$11];;0)" office:value-type="float" office:value="0" calcext:value-type="float">
            <text:p>0</text:p>
          </table:table-cell>
          <table:table-cell table:formula="of:=[.B1]" office:value-type="float" office:value="0.3" calcext:value-type="float">
            <text:p>0.3</text:p>
          </table:table-cell>
          <table:table-cell table:formula="of:=[.B2]" office:value-type="float" office:value="-0.7" calcext:value-type="float">
            <text:p>-0.7</text:p>
          </table:table-cell>
          <table:table-cell table:formula="of:=[.B3]" office:value-type="float" office:value="0.5" calcext:value-type="float">
            <text:p>0.5</text:p>
          </table:table-cell>
          <table:table-cell table:formula="of:=COM.MICROSOFT.XLOOKUP([.$B8];[.$O$8:.$O$11];[.R$8:.R$11];;0)" office:value-type="float" office:value="0" calcext:value-type="float">
            <text:p>0.00E+00</text:p>
          </table:table-cell>
          <table:table-cell table:formula="of:=1/(1+EXP(-([.C8]*[.E8]+[.D8]*[.F8]+[.G8])))" office:value-type="float" office:value="0.622459331201855" calcext:value-type="float">
            <text:p>0.622459331201855</text:p>
          </table:table-cell>
          <table:table-cell table:formula="of:=[.H8]-[.I8]" office:value-type="float" office:value="-0.622459331201855" calcext:value-type="float">
            <text:p>-0.622459331201855</text:p>
          </table:table-cell>
          <table:table-cell table:formula="of:=[.$B$4]*[.$J8]*[.C8]*[.$I8]*(1-[.$I8])" office:value-type="float" office:value="-0" calcext:value-type="float">
            <text:p>0</text:p>
          </table:table-cell>
          <table:table-cell table:formula="of:=[.$B$4]*[.$J8]*[.D8]*[.$I8]*(1-[.$I8])" office:value-type="float" office:value="-0" calcext:value-type="float">
            <text:p>0</text:p>
          </table:table-cell>
          <table:table-cell table:formula="of:=[.$B$4]*[.$J8]*[.$I8]*(1-[.$I8])" office:value-type="float" office:value="-4.38840760580873" calcext:value-type="float">
            <text:p>-4.3884076058087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formula="of:=[.B5]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COM.MICROSOFT.XLOOKUP([.$B9];[.$O$8:.$O$11];[.P$8:.P$11];;0)" office:value-type="float" office:value="0" calcext:value-type="float">
            <text:p>0</text:p>
          </table:table-cell>
          <table:table-cell table:formula="of:=COM.MICROSOFT.XLOOKUP([.$B9];[.$O$8:.$O$11];[.Q$8:.Q$11];;0)" office:value-type="float" office:value="1" calcext:value-type="float">
            <text:p>1</text:p>
          </table:table-cell>
          <table:table-cell table:formula="of:=[.E8]+[.K8]" office:value-type="float" office:value="0.3" calcext:value-type="float">
            <text:p>0.3</text:p>
          </table:table-cell>
          <table:table-cell table:formula="of:=[.F8]+[.L8]" office:value-type="float" office:value="-0.7" calcext:value-type="float">
            <text:p>-0.7</text:p>
          </table:table-cell>
          <table:table-cell table:formula="of:=[.G8]+[.M8]" office:value-type="float" office:value="-3.88840760580873" calcext:value-type="float">
            <text:p>-3.88840760580873</text:p>
          </table:table-cell>
          <table:table-cell table:formula="of:=COM.MICROSOFT.XLOOKUP([.$B9];[.$O$8:.$O$11];[.R$8:.R$11];;0)" office:value-type="float" office:value="1" calcext:value-type="float">
            <text:p>1.00E+00</text:p>
          </table:table-cell>
          <table:table-cell table:formula="of:=1/(1+EXP(-([.C9]*[.E9]+[.D9]*[.F9]+[.G9])))" office:value-type="float" office:value="0.010066670246935" calcext:value-type="float">
            <text:p>0.010066670246935</text:p>
          </table:table-cell>
          <table:table-cell table:formula="of:=[.H9]-[.I9]" office:value-type="float" office:value="0.989933329753065" calcext:value-type="float">
            <text:p>0.989933329753065</text:p>
          </table:table-cell>
          <table:table-cell table:formula="of:=[.$B$4]*[.$J9]*[.C9]*[.$I9]*(1-[.$I9])" office:value-type="float" office:value="0" calcext:value-type="float">
            <text:p>0</text:p>
          </table:table-cell>
          <table:table-cell table:formula="of:=[.$B$4]*[.$J9]*[.D9]*[.$I9]*(1-[.$I9])" office:value-type="float" office:value="0.295950440457961" calcext:value-type="float">
            <text:p>0.295950440457961</text:p>
          </table:table-cell>
          <table:table-cell table:formula="of:=[.$B$4]*[.$J9]*[.$I9]*(1-[.$I9])" office:value-type="float" office:value="0.295950440457961" calcext:value-type="float">
            <text:p>0.2959504404579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[.B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COM.MICROSOFT.XLOOKUP([.$B10];[.$O$8:.$O$11];[.P$8:.P$11];;0)" office:value-type="float" office:value="1" calcext:value-type="float">
            <text:p>1</text:p>
          </table:table-cell>
          <table:table-cell table:formula="of:=COM.MICROSOFT.XLOOKUP([.$B10];[.$O$8:.$O$11];[.Q$8:.Q$11];;0)" office:value-type="float" office:value="0" calcext:value-type="float">
            <text:p>0</text:p>
          </table:table-cell>
          <table:table-cell table:formula="of:=[.E9]+[.K9]" office:value-type="float" office:value="0.3" calcext:value-type="float">
            <text:p>0.3</text:p>
          </table:table-cell>
          <table:table-cell table:formula="of:=[.F9]+[.L9]" office:value-type="float" office:value="-0.404049559542039" calcext:value-type="float">
            <text:p>-0.404049559542039</text:p>
          </table:table-cell>
          <table:table-cell table:formula="of:=[.G9]+[.M9]" office:value-type="float" office:value="-3.59245716535077" calcext:value-type="float">
            <text:p>-3.59245716535077</text:p>
          </table:table-cell>
          <table:table-cell table:formula="of:=COM.MICROSOFT.XLOOKUP([.$B10];[.$O$8:.$O$11];[.R$8:.R$11];;0)" office:value-type="float" office:value="1" calcext:value-type="float">
            <text:p>1.00E+00</text:p>
          </table:table-cell>
          <table:table-cell table:formula="of:=1/(1+EXP(-([.C10]*[.E10]+[.D10]*[.F10]+[.G10])))" office:value-type="float" office:value="0.0358308612795886" calcext:value-type="float">
            <text:p>0.0358308612795886</text:p>
          </table:table-cell>
          <table:table-cell table:formula="of:=[.H10]-[.I10]" office:value-type="float" office:value="0.964169138720411" calcext:value-type="float">
            <text:p>0.964169138720411</text:p>
          </table:table-cell>
          <table:table-cell table:formula="of:=[.$B$4]*[.$J10]*[.C10]*[.$I10]*(1-[.$I10])" office:value-type="float" office:value="0.999274845389539" calcext:value-type="float">
            <text:p>0.999274845389539</text:p>
          </table:table-cell>
          <table:table-cell table:formula="of:=[.$B$4]*[.$J10]*[.D10]*[.$I10]*(1-[.$I10])" office:value-type="float" office:value="0" calcext:value-type="float">
            <text:p>0</text:p>
          </table:table-cell>
          <table:table-cell table:formula="of:=[.$B$4]*[.$J10]*[.$I10]*(1-[.$I10])" office:value-type="float" office:value="0.999274845389539" calcext:value-type="float">
            <text:p>0.9992748453895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-[.B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OM.MICROSOFT.XLOOKUP([.$B11];[.$O$8:.$O$11];[.P$8:.P$11];;0)" office:value-type="float" office:value="1" calcext:value-type="float">
            <text:p>1</text:p>
          </table:table-cell>
          <table:table-cell table:formula="of:=COM.MICROSOFT.XLOOKUP([.$B11];[.$O$8:.$O$11];[.Q$8:.Q$11];;0)" office:value-type="float" office:value="1" calcext:value-type="float">
            <text:p>1</text:p>
          </table:table-cell>
          <table:table-cell table:formula="of:=[.E10]+[.K10]" office:value-type="float" office:value="1.29927484538954" calcext:value-type="float">
            <text:p>1.29927484538954</text:p>
          </table:table-cell>
          <table:table-cell table:formula="of:=[.F10]+[.L10]" office:value-type="float" office:value="-0.404049559542039" calcext:value-type="float">
            <text:p>-0.404049559542039</text:p>
          </table:table-cell>
          <table:table-cell table:formula="of:=[.G10]+[.M10]" office:value-type="float" office:value="-2.59318231996123" calcext:value-type="float">
            <text:p>-2.59318231996123</text:p>
          </table:table-cell>
          <table:table-cell table:formula="of:=COM.MICROSOFT.XLOOKUP([.$B11];[.$O$8:.$O$11];[.R$8:.R$11];;0)" office:value-type="float" office:value="1" calcext:value-type="float">
            <text:p>1.00E+00</text:p>
          </table:table-cell>
          <table:table-cell table:formula="of:=1/(1+EXP(-([.C11]*[.E11]+[.D11]*[.F11]+[.G11])))" office:value-type="float" office:value="0.154732276563858" calcext:value-type="float">
            <text:p>0.154732276563858</text:p>
          </table:table-cell>
          <table:table-cell table:formula="of:=[.H11]-[.I11]" office:value-type="float" office:value="0.845267723436142" calcext:value-type="float">
            <text:p>0.845267723436142</text:p>
          </table:table-cell>
          <table:table-cell table:formula="of:=[.$B$4]*[.$J11]*[.C11]*[.$I11]*(1-[.$I11])" office:value-type="float" office:value="3.31658201658016" calcext:value-type="float">
            <text:p>3.31658201658016</text:p>
          </table:table-cell>
          <table:table-cell table:formula="of:=[.$B$4]*[.$J11]*[.D11]*[.$I11]*(1-[.$I11])" office:value-type="float" office:value="3.31658201658016" calcext:value-type="float">
            <text:p>3.31658201658016</text:p>
          </table:table-cell>
          <table:table-cell table:formula="of:=[.$B$4]*[.$J11]*[.$I11]*(1-[.$I11])" office:value-type="float" office:value="3.31658201658016" calcext:value-type="float">
            <text:p>3.3165820165801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-[.B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M.MICROSOFT.XLOOKUP([.$B12];[.$O$8:.$O$11];[.P$8:.P$11];;0)" office:value-type="float" office:value="0" calcext:value-type="float">
            <text:p>0</text:p>
          </table:table-cell>
          <table:table-cell table:formula="of:=COM.MICROSOFT.XLOOKUP([.$B12];[.$O$8:.$O$11];[.Q$8:.Q$11];;0)" office:value-type="float" office:value="0" calcext:value-type="float">
            <text:p>0</text:p>
          </table:table-cell>
          <table:table-cell table:formula="of:=[.E11]+[.K11]" office:value-type="float" office:value="4.61585686196969" calcext:value-type="float">
            <text:p>4.61585686196969</text:p>
          </table:table-cell>
          <table:table-cell table:formula="of:=[.F11]+[.L11]" office:value-type="float" office:value="2.91253245703812" calcext:value-type="float">
            <text:p>2.91253245703812</text:p>
          </table:table-cell>
          <table:table-cell table:formula="of:=[.G11]+[.M11]" office:value-type="float" office:value="0.723399696618927" calcext:value-type="float">
            <text:p>0.723399696618927</text:p>
          </table:table-cell>
          <table:table-cell table:formula="of:=COM.MICROSOFT.XLOOKUP([.$B12];[.$O$8:.$O$11];[.R$8:.R$11];;0)" office:value-type="float" office:value="0" calcext:value-type="float">
            <text:p>0.00E+00</text:p>
          </table:table-cell>
          <table:table-cell table:formula="of:=1/(1+EXP(-([.C12]*[.E12]+[.D12]*[.F12]+[.G12])))" office:value-type="float" office:value="0.673355213670221" calcext:value-type="float">
            <text:p>0.673355213670221</text:p>
          </table:table-cell>
          <table:table-cell table:formula="of:=[.H12]-[.I12]" office:value-type="float" office:value="-0.673355213670221" calcext:value-type="float">
            <text:p>-0.673355213670221</text:p>
          </table:table-cell>
          <table:table-cell table:formula="of:=[.$B$4]*[.$J12]*[.C12]*[.$I12]*(1-[.$I12])" office:value-type="float" office:value="-0" calcext:value-type="float">
            <text:p>0</text:p>
          </table:table-cell>
          <table:table-cell table:formula="of:=[.$B$4]*[.$J12]*[.D12]*[.$I12]*(1-[.$I12])" office:value-type="float" office:value="-0" calcext:value-type="float">
            <text:p>0</text:p>
          </table:table-cell>
          <table:table-cell table:formula="of:=[.$B$4]*[.$J12]*[.$I12]*(1-[.$I12])" office:value-type="float" office:value="-4.44309336791608" calcext:value-type="float">
            <text:p>-4.4430933679160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COM.MICROSOFT.XLOOKUP([.$B13];[.$O$8:.$O$11];[.P$8:.P$11];;0)" office:value-type="float" office:value="0" calcext:value-type="float">
            <text:p>0</text:p>
          </table:table-cell>
          <table:table-cell table:formula="of:=COM.MICROSOFT.XLOOKUP([.$B13];[.$O$8:.$O$11];[.Q$8:.Q$11];;0)" office:value-type="float" office:value="1" calcext:value-type="float">
            <text:p>1</text:p>
          </table:table-cell>
          <table:table-cell table:formula="of:=[.E12]+[.K12]" office:value-type="float" office:value="4.61585686196969" calcext:value-type="float">
            <text:p>4.61585686196969</text:p>
          </table:table-cell>
          <table:table-cell table:formula="of:=[.F12]+[.L12]" office:value-type="float" office:value="2.91253245703812" calcext:value-type="float">
            <text:p>2.91253245703812</text:p>
          </table:table-cell>
          <table:table-cell table:formula="of:=[.G12]+[.M12]" office:value-type="float" office:value="-3.71969367129715" calcext:value-type="float">
            <text:p>-3.71969367129715</text:p>
          </table:table-cell>
          <table:table-cell table:formula="of:=COM.MICROSOFT.XLOOKUP([.$B13];[.$O$8:.$O$11];[.R$8:.R$11];;0)" office:value-type="float" office:value="1" calcext:value-type="float">
            <text:p>1.00E+00</text:p>
          </table:table-cell>
          <table:table-cell table:formula="of:=1/(1+EXP(-([.C13]*[.E13]+[.D13]*[.F13]+[.G13])))" office:value-type="float" office:value="0.308495753407404" calcext:value-type="float">
            <text:p>0.308495753407404</text:p>
          </table:table-cell>
          <table:table-cell table:formula="of:=[.H13]-[.I13]" office:value-type="float" office:value="0.691504246592596" calcext:value-type="float">
            <text:p>0.691504246592596</text:p>
          </table:table-cell>
          <table:table-cell table:formula="of:=[.$B$4]*[.$J13]*[.C13]*[.$I13]*(1-[.$I13])" office:value-type="float" office:value="0" calcext:value-type="float">
            <text:p>0</text:p>
          </table:table-cell>
          <table:table-cell table:formula="of:=[.$B$4]*[.$J13]*[.D13]*[.$I13]*(1-[.$I13])" office:value-type="float" office:value="4.42547761004921" calcext:value-type="float">
            <text:p>4.42547761004921</text:p>
          </table:table-cell>
          <table:table-cell table:formula="of:=[.$B$4]*[.$J13]*[.$I13]*(1-[.$I13])" office:value-type="float" office:value="4.42547761004921" calcext:value-type="float">
            <text:p>4.425477610049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OM.MICROSOFT.XLOOKUP([.$B14];[.$O$8:.$O$11];[.P$8:.P$11];;0)" office:value-type="float" office:value="1" calcext:value-type="float">
            <text:p>1</text:p>
          </table:table-cell>
          <table:table-cell table:formula="of:=COM.MICROSOFT.XLOOKUP([.$B14];[.$O$8:.$O$11];[.Q$8:.Q$11];;0)" office:value-type="float" office:value="0" calcext:value-type="float">
            <text:p>0</text:p>
          </table:table-cell>
          <table:table-cell table:formula="of:=[.E13]+[.K13]" office:value-type="float" office:value="4.61585686196969" calcext:value-type="float">
            <text:p>4.61585686196969</text:p>
          </table:table-cell>
          <table:table-cell table:formula="of:=[.F13]+[.L13]" office:value-type="float" office:value="7.33801006708733" calcext:value-type="float">
            <text:p>7.33801006708733</text:p>
          </table:table-cell>
          <table:table-cell table:formula="of:=[.G13]+[.M13]" office:value-type="float" office:value="0.705783938752059" calcext:value-type="float">
            <text:p>0.705783938752059</text:p>
          </table:table-cell>
          <table:table-cell table:formula="of:=COM.MICROSOFT.XLOOKUP([.$B14];[.$O$8:.$O$11];[.R$8:.R$11];;0)" office:value-type="float" office:value="1" calcext:value-type="float">
            <text:p>1.00E+00</text:p>
          </table:table-cell>
          <table:table-cell table:formula="of:=1/(1+EXP(-([.C14]*[.E14]+[.D14]*[.F14]+[.G14])))" office:value-type="float" office:value="0.995139012349264" calcext:value-type="float">
            <text:p>0.995139012349264</text:p>
          </table:table-cell>
          <table:table-cell table:formula="of:=[.H14]-[.I14]" office:value-type="float" office:value="0.00486098765073584" calcext:value-type="float">
            <text:p>0.00486098765073584</text:p>
          </table:table-cell>
          <table:table-cell table:formula="of:=[.$B$4]*[.$J14]*[.C14]*[.$I14]*(1-[.$I14])" office:value-type="float" office:value="0.000705430190599118" calcext:value-type="float">
            <text:p>0.000705430190599118</text:p>
          </table:table-cell>
          <table:table-cell table:formula="of:=[.$B$4]*[.$J14]*[.D14]*[.$I14]*(1-[.$I14])" office:value-type="float" office:value="0" calcext:value-type="float">
            <text:p>0</text:p>
          </table:table-cell>
          <table:table-cell table:formula="of:=[.$B$4]*[.$J14]*[.$I14]*(1-[.$I14])" office:value-type="float" office:value="0.000705430190599118" calcext:value-type="float">
            <text:p>0.00070543019059911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COM.MICROSOFT.XLOOKUP([.$B15];[.$O$8:.$O$11];[.P$8:.P$11];;0)" office:value-type="float" office:value="1" calcext:value-type="float">
            <text:p>1</text:p>
          </table:table-cell>
          <table:table-cell table:formula="of:=COM.MICROSOFT.XLOOKUP([.$B15];[.$O$8:.$O$11];[.Q$8:.Q$11];;0)" office:value-type="float" office:value="1" calcext:value-type="float">
            <text:p>1</text:p>
          </table:table-cell>
          <table:table-cell table:formula="of:=[.E14]+[.K14]" office:value-type="float" office:value="4.61656229216029" calcext:value-type="float">
            <text:p>4.61656229216029</text:p>
          </table:table-cell>
          <table:table-cell table:formula="of:=[.F14]+[.L14]" office:value-type="float" office:value="7.33801006708733" calcext:value-type="float">
            <text:p>7.33801006708733</text:p>
          </table:table-cell>
          <table:table-cell table:formula="of:=[.G14]+[.M14]" office:value-type="float" office:value="0.706489368942658" calcext:value-type="float">
            <text:p>0.706489368942658</text:p>
          </table:table-cell>
          <table:table-cell table:formula="of:=COM.MICROSOFT.XLOOKUP([.$B15];[.$O$8:.$O$11];[.R$8:.R$11];;0)" office:value-type="float" office:value="1" calcext:value-type="float">
            <text:p>1.00E+00</text:p>
          </table:table-cell>
          <table:table-cell table:formula="of:=1/(1+EXP(-([.C15]*[.E15]+[.D15]*[.F15]+[.G15])))" office:value-type="float" office:value="0.999996827735591" calcext:value-type="float">
            <text:p>0.999996827735591</text:p>
          </table:table-cell>
          <table:table-cell table:formula="of:=[.H15]-[.I15]" office:value-type="float" office:value="0.00000317226440915697" calcext:value-type="float">
            <text:p>3.17226440915697E-06</text:p>
          </table:table-cell>
          <table:table-cell table:formula="of:=[.$B$4]*[.$J15]*[.C15]*[.$I15]*(1-[.$I15])" office:value-type="float" office:value="0.000000000301896886748333" calcext:value-type="float">
            <text:p>3.01896886748333E-10</text:p>
          </table:table-cell>
          <table:table-cell table:formula="of:=[.$B$4]*[.$J15]*[.D15]*[.$I15]*(1-[.$I15])" office:value-type="float" office:value="0.000000000301896886748333" calcext:value-type="float">
            <text:p>3.01896886748333E-10</text:p>
          </table:table-cell>
          <table:table-cell table:formula="of:=[.$B$4]*[.$J15]*[.$I15]*(1-[.$I15])" office:value-type="float" office:value="0.000000000301896886748333" calcext:value-type="float">
            <text:p>3.01896886748333E-1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OM.MICROSOFT.XLOOKUP([.$B16];[.$O$8:.$O$11];[.P$8:.P$11];;0)" office:value-type="float" office:value="0" calcext:value-type="float">
            <text:p>0</text:p>
          </table:table-cell>
          <table:table-cell table:formula="of:=COM.MICROSOFT.XLOOKUP([.$B16];[.$O$8:.$O$11];[.Q$8:.Q$11];;0)" office:value-type="float" office:value="0" calcext:value-type="float">
            <text:p>0</text:p>
          </table:table-cell>
          <table:table-cell table:formula="of:=[.E15]+[.K15]" office:value-type="float" office:value="4.61656229246219" calcext:value-type="float">
            <text:p>4.61656229246219</text:p>
          </table:table-cell>
          <table:table-cell table:formula="of:=[.F15]+[.L15]" office:value-type="float" office:value="7.33801006738923" calcext:value-type="float">
            <text:p>7.33801006738923</text:p>
          </table:table-cell>
          <table:table-cell table:formula="of:=[.G15]+[.M15]" office:value-type="float" office:value="0.706489369244555" calcext:value-type="float">
            <text:p>0.706489369244555</text:p>
          </table:table-cell>
          <table:table-cell table:formula="of:=COM.MICROSOFT.XLOOKUP([.$B16];[.$O$8:.$O$11];[.R$8:.R$11];;0)" office:value-type="float" office:value="0" calcext:value-type="float">
            <text:p>0.00E+00</text:p>
          </table:table-cell>
          <table:table-cell table:formula="of:=1/(1+EXP(-([.C16]*[.E16]+[.D16]*[.F16]+[.G16])))" office:value-type="float" office:value="0.66962497521543" calcext:value-type="float">
            <text:p>0.66962497521543</text:p>
          </table:table-cell>
          <table:table-cell table:formula="of:=[.H16]-[.I16]" office:value-type="float" office:value="-0.66962497521543" calcext:value-type="float">
            <text:p>-0.66962497521543</text:p>
          </table:table-cell>
          <table:table-cell table:formula="of:=[.$B$4]*[.$J16]*[.C16]*[.$I16]*(1-[.$I16])" office:value-type="float" office:value="-0" calcext:value-type="float">
            <text:p>0</text:p>
          </table:table-cell>
          <table:table-cell table:formula="of:=[.$B$4]*[.$J16]*[.D16]*[.$I16]*(1-[.$I16])" office:value-type="float" office:value="-0" calcext:value-type="float">
            <text:p>0</text:p>
          </table:table-cell>
          <table:table-cell table:formula="of:=[.$B$4]*[.$J16]*[.$I16]*(1-[.$I16])" office:value-type="float" office:value="-4.4441811200633" calcext:value-type="float">
            <text:p>-4.444181120063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COM.MICROSOFT.XLOOKUP([.$B17];[.$O$8:.$O$11];[.P$8:.P$11];;0)" office:value-type="float" office:value="0" calcext:value-type="float">
            <text:p>0</text:p>
          </table:table-cell>
          <table:table-cell table:formula="of:=COM.MICROSOFT.XLOOKUP([.$B17];[.$O$8:.$O$11];[.Q$8:.Q$11];;0)" office:value-type="float" office:value="1" calcext:value-type="float">
            <text:p>1</text:p>
          </table:table-cell>
          <table:table-cell table:formula="of:=[.E16]+[.K16]" office:value-type="float" office:value="4.61656229246219" calcext:value-type="float">
            <text:p>4.61656229246219</text:p>
          </table:table-cell>
          <table:table-cell table:formula="of:=[.F16]+[.L16]" office:value-type="float" office:value="7.33801006738923" calcext:value-type="float">
            <text:p>7.33801006738923</text:p>
          </table:table-cell>
          <table:table-cell table:formula="of:=[.G16]+[.M16]" office:value-type="float" office:value="-3.73769175081874" calcext:value-type="float">
            <text:p>-3.73769175081874</text:p>
          </table:table-cell>
          <table:table-cell table:formula="of:=COM.MICROSOFT.XLOOKUP([.$B17];[.$O$8:.$O$11];[.R$8:.R$11];;0)" office:value-type="float" office:value="1" calcext:value-type="float">
            <text:p>1.00E+00</text:p>
          </table:table-cell>
          <table:table-cell table:formula="of:=1/(1+EXP(-([.C17]*[.E17]+[.D17]*[.F17]+[.G17])))" office:value-type="float" office:value="0.973411246268003" calcext:value-type="float">
            <text:p>0.973411246268003</text:p>
          </table:table-cell>
          <table:table-cell table:formula="of:=[.H17]-[.I17]" office:value-type="float" office:value="0.0265887537319971" calcext:value-type="float">
            <text:p>0.0265887537319971</text:p>
          </table:table-cell>
          <table:table-cell table:formula="of:=[.$B$4]*[.$J17]*[.C17]*[.$I17]*(1-[.$I17])" office:value-type="float" office:value="0" calcext:value-type="float">
            <text:p>0</text:p>
          </table:table-cell>
          <table:table-cell table:formula="of:=[.$B$4]*[.$J17]*[.D17]*[.$I17]*(1-[.$I17])" office:value-type="float" office:value="0.0206449377347217" calcext:value-type="float">
            <text:p>0.0206449377347217</text:p>
          </table:table-cell>
          <table:table-cell table:formula="of:=[.$B$4]*[.$J17]*[.$I17]*(1-[.$I17])" office:value-type="float" office:value="0.0206449377347217" calcext:value-type="float">
            <text:p>0.020644937734721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COM.MICROSOFT.XLOOKUP([.$B18];[.$O$8:.$O$11];[.P$8:.P$11];;0)" office:value-type="float" office:value="1" calcext:value-type="float">
            <text:p>1</text:p>
          </table:table-cell>
          <table:table-cell table:formula="of:=COM.MICROSOFT.XLOOKUP([.$B18];[.$O$8:.$O$11];[.Q$8:.Q$11];;0)" office:value-type="float" office:value="0" calcext:value-type="float">
            <text:p>0</text:p>
          </table:table-cell>
          <table:table-cell table:formula="of:=[.E17]+[.K17]" office:value-type="float" office:value="4.61656229246219" calcext:value-type="float">
            <text:p>4.61656229246219</text:p>
          </table:table-cell>
          <table:table-cell table:formula="of:=[.F17]+[.L17]" office:value-type="float" office:value="7.35865500512395" calcext:value-type="float">
            <text:p>7.35865500512395</text:p>
          </table:table-cell>
          <table:table-cell table:formula="of:=[.G17]+[.M17]" office:value-type="float" office:value="-3.71704681308402" calcext:value-type="float">
            <text:p>-3.71704681308402</text:p>
          </table:table-cell>
          <table:table-cell table:formula="of:=COM.MICROSOFT.XLOOKUP([.$B18];[.$O$8:.$O$11];[.R$8:.R$11];;0)" office:value-type="float" office:value="1" calcext:value-type="float">
            <text:p>1.00E+00</text:p>
          </table:table-cell>
          <table:table-cell table:formula="of:=1/(1+EXP(-([.C18]*[.E18]+[.D18]*[.F18]+[.G18])))" office:value-type="float" office:value="0.710849923312313" calcext:value-type="float">
            <text:p>0.710849923312313</text:p>
          </table:table-cell>
          <table:table-cell table:formula="of:=[.H18]-[.I18]" office:value-type="float" office:value="0.289150076687687" calcext:value-type="float">
            <text:p>0.289150076687687</text:p>
          </table:table-cell>
          <table:table-cell table:formula="of:=[.$B$4]*[.$J18]*[.C18]*[.$I18]*(1-[.$I18])" office:value-type="float" office:value="1.782977239577" calcext:value-type="float">
            <text:p>1.782977239577</text:p>
          </table:table-cell>
          <table:table-cell table:formula="of:=[.$B$4]*[.$J18]*[.D18]*[.$I18]*(1-[.$I18])" office:value-type="float" office:value="0" calcext:value-type="float">
            <text:p>0</text:p>
          </table:table-cell>
          <table:table-cell table:formula="of:=[.$B$4]*[.$J18]*[.$I18]*(1-[.$I18])" office:value-type="float" office:value="1.782977239577" calcext:value-type="float">
            <text:p>1.78297723957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COM.MICROSOFT.XLOOKUP([.$B19];[.$O$8:.$O$11];[.P$8:.P$11];;0)" office:value-type="float" office:value="1" calcext:value-type="float">
            <text:p>1</text:p>
          </table:table-cell>
          <table:table-cell table:formula="of:=COM.MICROSOFT.XLOOKUP([.$B19];[.$O$8:.$O$11];[.Q$8:.Q$11];;0)" office:value-type="float" office:value="1" calcext:value-type="float">
            <text:p>1</text:p>
          </table:table-cell>
          <table:table-cell table:formula="of:=[.E18]+[.K18]" office:value-type="float" office:value="6.39953953203919" calcext:value-type="float">
            <text:p>6.39953953203919</text:p>
          </table:table-cell>
          <table:table-cell table:formula="of:=[.F18]+[.L18]" office:value-type="float" office:value="7.35865500512395" calcext:value-type="float">
            <text:p>7.35865500512395</text:p>
          </table:table-cell>
          <table:table-cell table:formula="of:=[.G18]+[.M18]" office:value-type="float" office:value="-1.93406957350702" calcext:value-type="float">
            <text:p>-1.93406957350702</text:p>
          </table:table-cell>
          <table:table-cell table:formula="of:=COM.MICROSOFT.XLOOKUP([.$B19];[.$O$8:.$O$11];[.R$8:.R$11];;0)" office:value-type="float" office:value="1" calcext:value-type="float">
            <text:p>1.00E+00</text:p>
          </table:table-cell>
          <table:table-cell table:formula="of:=1/(1+EXP(-([.C19]*[.E19]+[.D19]*[.F19]+[.G19])))" office:value-type="float" office:value="0.999992674376515" calcext:value-type="float">
            <text:p>0.999992674376515</text:p>
          </table:table-cell>
          <table:table-cell table:formula="of:=[.H19]-[.I19]" office:value-type="float" office:value="0.0000073256234848218" calcext:value-type="float">
            <text:p>7.3256234848218E-06</text:p>
          </table:table-cell>
          <table:table-cell table:formula="of:=[.$B$4]*[.$J19]*[.C19]*[.$I19]*(1-[.$I19])" office:value-type="float" office:value="0.00000000160993098940652" calcext:value-type="float">
            <text:p>1.60993098940652E-09</text:p>
          </table:table-cell>
          <table:table-cell table:formula="of:=[.$B$4]*[.$J19]*[.D19]*[.$I19]*(1-[.$I19])" office:value-type="float" office:value="0.00000000160993098940652" calcext:value-type="float">
            <text:p>1.60993098940652E-09</text:p>
          </table:table-cell>
          <table:table-cell table:formula="of:=[.$B$4]*[.$J19]*[.$I19]*(1-[.$I19])" office:value-type="float" office:value="0.00000000160993098940652" calcext:value-type="float">
            <text:p>1.60993098940652E-0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COM.MICROSOFT.XLOOKUP([.$B20];[.$O$8:.$O$11];[.P$8:.P$11];;0)" office:value-type="float" office:value="0" calcext:value-type="float">
            <text:p>0</text:p>
          </table:table-cell>
          <table:table-cell table:formula="of:=COM.MICROSOFT.XLOOKUP([.$B20];[.$O$8:.$O$11];[.Q$8:.Q$11];;0)" office:value-type="float" office:value="0" calcext:value-type="float">
            <text:p>0</text:p>
          </table:table-cell>
          <table:table-cell table:formula="of:=[.E19]+[.K19]" office:value-type="float" office:value="6.39953953364912" calcext:value-type="float">
            <text:p>6.39953953364912</text:p>
          </table:table-cell>
          <table:table-cell table:formula="of:=[.F19]+[.L19]" office:value-type="float" office:value="7.35865500673388" calcext:value-type="float">
            <text:p>7.35865500673388</text:p>
          </table:table-cell>
          <table:table-cell table:formula="of:=[.G19]+[.M19]" office:value-type="float" office:value="-1.93406957189708" calcext:value-type="float">
            <text:p>-1.93406957189708</text:p>
          </table:table-cell>
          <table:table-cell table:formula="of:=COM.MICROSOFT.XLOOKUP([.$B20];[.$O$8:.$O$11];[.R$8:.R$11];;0)" office:value-type="float" office:value="0" calcext:value-type="float">
            <text:p>0.00E+00</text:p>
          </table:table-cell>
          <table:table-cell table:formula="of:=1/(1+EXP(-([.C20]*[.E20]+[.D20]*[.F20]+[.G20])))" office:value-type="float" office:value="0.126300823868356" calcext:value-type="float">
            <text:p>0.126300823868356</text:p>
          </table:table-cell>
          <table:table-cell table:formula="of:=[.H20]-[.I20]" office:value-type="float" office:value="-0.126300823868356" calcext:value-type="float">
            <text:p>-0.126300823868356</text:p>
          </table:table-cell>
          <table:table-cell table:formula="of:=[.$B$4]*[.$J20]*[.C20]*[.$I20]*(1-[.$I20])" office:value-type="float" office:value="-0" calcext:value-type="float">
            <text:p>0</text:p>
          </table:table-cell>
          <table:table-cell table:formula="of:=[.$B$4]*[.$J20]*[.D20]*[.$I20]*(1-[.$I20])" office:value-type="float" office:value="-0" calcext:value-type="float">
            <text:p>0</text:p>
          </table:table-cell>
          <table:table-cell table:formula="of:=[.$B$4]*[.$J20]*[.$I20]*(1-[.$I20])" office:value-type="float" office:value="-0.418114807088712" calcext:value-type="float">
            <text:p>-0.41811480708871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COM.MICROSOFT.XLOOKUP([.$B21];[.$O$8:.$O$11];[.P$8:.P$11];;0)" office:value-type="float" office:value="0" calcext:value-type="float">
            <text:p>0</text:p>
          </table:table-cell>
          <table:table-cell table:formula="of:=COM.MICROSOFT.XLOOKUP([.$B21];[.$O$8:.$O$11];[.Q$8:.Q$11];;0)" office:value-type="float" office:value="1" calcext:value-type="float">
            <text:p>1</text:p>
          </table:table-cell>
          <table:table-cell table:formula="of:=[.E20]+[.K20]" office:value-type="float" office:value="6.39953953364912" calcext:value-type="float">
            <text:p>6.39953953364912</text:p>
          </table:table-cell>
          <table:table-cell table:formula="of:=[.F20]+[.L20]" office:value-type="float" office:value="7.35865500673388" calcext:value-type="float">
            <text:p>7.35865500673388</text:p>
          </table:table-cell>
          <table:table-cell table:formula="of:=[.G20]+[.M20]" office:value-type="float" office:value="-2.3521843789858" calcext:value-type="float">
            <text:p>-2.3521843789858</text:p>
          </table:table-cell>
          <table:table-cell table:formula="of:=COM.MICROSOFT.XLOOKUP([.$B21];[.$O$8:.$O$11];[.R$8:.R$11];;0)" office:value-type="float" office:value="1" calcext:value-type="float">
            <text:p>1.00E+00</text:p>
          </table:table-cell>
          <table:table-cell table:formula="of:=1/(1+EXP(-([.C21]*[.E21]+[.D21]*[.F21]+[.G21])))" office:value-type="float" office:value="0.993350029152566" calcext:value-type="float">
            <text:p>0.993350029152566</text:p>
          </table:table-cell>
          <table:table-cell table:formula="of:=[.H21]-[.I21]" office:value-type="float" office:value="0.00664997084743446" calcext:value-type="float">
            <text:p>0.00664997084743446</text:p>
          </table:table-cell>
          <table:table-cell table:formula="of:=[.$B$4]*[.$J21]*[.C21]*[.$I21]*(1-[.$I21])" office:value-type="float" office:value="0" calcext:value-type="float">
            <text:p>0</text:p>
          </table:table-cell>
          <table:table-cell table:formula="of:=[.$B$4]*[.$J21]*[.D21]*[.$I21]*(1-[.$I21])" office:value-type="float" office:value="0.00131784109542928" calcext:value-type="float">
            <text:p>0.00131784109542928</text:p>
          </table:table-cell>
          <table:table-cell table:formula="of:=[.$B$4]*[.$J21]*[.$I21]*(1-[.$I21])" office:value-type="float" office:value="0.00131784109542928" calcext:value-type="float">
            <text:p>0.0013178410954292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COM.MICROSOFT.XLOOKUP([.$B22];[.$O$8:.$O$11];[.P$8:.P$11];;0)" office:value-type="float" office:value="1" calcext:value-type="float">
            <text:p>1</text:p>
          </table:table-cell>
          <table:table-cell table:formula="of:=COM.MICROSOFT.XLOOKUP([.$B22];[.$O$8:.$O$11];[.Q$8:.Q$11];;0)" office:value-type="float" office:value="0" calcext:value-type="float">
            <text:p>0</text:p>
          </table:table-cell>
          <table:table-cell table:formula="of:=[.E21]+[.K21]" office:value-type="float" office:value="6.39953953364912" calcext:value-type="float">
            <text:p>6.39953953364912</text:p>
          </table:table-cell>
          <table:table-cell table:formula="of:=[.F21]+[.L21]" office:value-type="float" office:value="7.35997284782931" calcext:value-type="float">
            <text:p>7.35997284782931</text:p>
          </table:table-cell>
          <table:table-cell table:formula="of:=[.G21]+[.M21]" office:value-type="float" office:value="-2.35086653789037" calcext:value-type="float">
            <text:p>-2.35086653789037</text:p>
          </table:table-cell>
          <table:table-cell table:formula="of:=COM.MICROSOFT.XLOOKUP([.$B22];[.$O$8:.$O$11];[.R$8:.R$11];;0)" office:value-type="float" office:value="1" calcext:value-type="float">
            <text:p>1.00E+00</text:p>
          </table:table-cell>
          <table:table-cell table:formula="of:=1/(1+EXP(-([.C22]*[.E22]+[.D22]*[.F22]+[.G22])))" office:value-type="float" office:value="0.982853617822839" calcext:value-type="float">
            <text:p>0.982853617822839</text:p>
          </table:table-cell>
          <table:table-cell table:formula="of:=[.H22]-[.I22]" office:value-type="float" office:value="0.0171463821771606" calcext:value-type="float">
            <text:p>0.0171463821771606</text:p>
          </table:table-cell>
          <table:table-cell table:formula="of:=[.$B$4]*[.$J22]*[.C22]*[.$I22]*(1-[.$I22])" office:value-type="float" office:value="0.00866872237398543" calcext:value-type="float">
            <text:p>0.00866872237398543</text:p>
          </table:table-cell>
          <table:table-cell table:formula="of:=[.$B$4]*[.$J22]*[.D22]*[.$I22]*(1-[.$I22])" office:value-type="float" office:value="0" calcext:value-type="float">
            <text:p>0</text:p>
          </table:table-cell>
          <table:table-cell table:formula="of:=[.$B$4]*[.$J22]*[.$I22]*(1-[.$I22])" office:value-type="float" office:value="0.00866872237398543" calcext:value-type="float">
            <text:p>0.00866872237398543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COM.MICROSOFT.XLOOKUP([.$B23];[.$O$8:.$O$11];[.P$8:.P$11];;0)" office:value-type="float" office:value="1" calcext:value-type="float">
            <text:p>1</text:p>
          </table:table-cell>
          <table:table-cell table:formula="of:=COM.MICROSOFT.XLOOKUP([.$B23];[.$O$8:.$O$11];[.Q$8:.Q$11];;0)" office:value-type="float" office:value="1" calcext:value-type="float">
            <text:p>1</text:p>
          </table:table-cell>
          <table:table-cell table:formula="of:=[.E22]+[.K22]" office:value-type="float" office:value="6.40820825602311" calcext:value-type="float">
            <text:p>6.40820825602311</text:p>
          </table:table-cell>
          <table:table-cell table:formula="of:=[.F22]+[.L22]" office:value-type="float" office:value="7.35997284782931" calcext:value-type="float">
            <text:p>7.35997284782931</text:p>
          </table:table-cell>
          <table:table-cell table:formula="of:=[.G22]+[.M22]" office:value-type="float" office:value="-2.34219781551638" calcext:value-type="float">
            <text:p>-2.34219781551638</text:p>
          </table:table-cell>
          <table:table-cell table:formula="of:=COM.MICROSOFT.XLOOKUP([.$B23];[.$O$8:.$O$11];[.R$8:.R$11];;0)" office:value-type="float" office:value="1" calcext:value-type="float">
            <text:p>1.00E+00</text:p>
          </table:table-cell>
          <table:table-cell table:formula="of:=1/(1+EXP(-([.C23]*[.E23]+[.D23]*[.F23]+[.G23])))" office:value-type="float" office:value="0.999989091782968" calcext:value-type="float">
            <text:p>0.999989091782968</text:p>
          </table:table-cell>
          <table:table-cell table:formula="of:=[.H23]-[.I23]" office:value-type="float" office:value="0.0000109082170317576" calcext:value-type="float">
            <text:p>1.09082170317576E-05</text:p>
          </table:table-cell>
          <table:table-cell table:formula="of:=[.$B$4]*[.$J23]*[.C23]*[.$I23]*(1-[.$I23])" office:value-type="float" office:value="0.00000000356963702555764" calcext:value-type="float">
            <text:p>3.56963702555764E-09</text:p>
          </table:table-cell>
          <table:table-cell table:formula="of:=[.$B$4]*[.$J23]*[.D23]*[.$I23]*(1-[.$I23])" office:value-type="float" office:value="0.00000000356963702555764" calcext:value-type="float">
            <text:p>3.56963702555764E-09</text:p>
          </table:table-cell>
          <table:table-cell table:formula="of:=[.$B$4]*[.$J23]*[.$I23]*(1-[.$I23])" office:value-type="float" office:value="0.00000000356963702555764" calcext:value-type="float">
            <text:p>3.56963702555764E-09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M.MICROSOFT.XLOOKUP([.$B24];[.$O$8:.$O$11];[.P$8:.P$11];;0)" office:value-type="float" office:value="0" calcext:value-type="float">
            <text:p>0</text:p>
          </table:table-cell>
          <table:table-cell table:formula="of:=COM.MICROSOFT.XLOOKUP([.$B24];[.$O$8:.$O$11];[.Q$8:.Q$11];;0)" office:value-type="float" office:value="0" calcext:value-type="float">
            <text:p>0</text:p>
          </table:table-cell>
          <table:table-cell table:formula="of:=[.E23]+[.K23]" office:value-type="float" office:value="6.40820825959275" calcext:value-type="float">
            <text:p>6.40820825959275</text:p>
          </table:table-cell>
          <table:table-cell table:formula="of:=[.F23]+[.L23]" office:value-type="float" office:value="7.35997285139895" calcext:value-type="float">
            <text:p>7.35997285139895</text:p>
          </table:table-cell>
          <table:table-cell table:formula="of:=[.G23]+[.M23]" office:value-type="float" office:value="-2.34219781194675" calcext:value-type="float">
            <text:p>-2.34219781194675</text:p>
          </table:table-cell>
          <table:table-cell table:formula="of:=COM.MICROSOFT.XLOOKUP([.$B24];[.$O$8:.$O$11];[.R$8:.R$11];;0)" office:value-type="float" office:value="0" calcext:value-type="float">
            <text:p>0.00E+00</text:p>
          </table:table-cell>
          <table:table-cell table:formula="of:=1/(1+EXP(-([.C24]*[.E24]+[.D24]*[.F24]+[.G24])))" office:value-type="float" office:value="0.0876879331988255" calcext:value-type="float">
            <text:p>0.0876879331988255</text:p>
          </table:table-cell>
          <table:table-cell table:formula="of:=[.H24]-[.I24]" office:value-type="float" office:value="-0.0876879331988255" calcext:value-type="float">
            <text:p>-0.0876879331988255</text:p>
          </table:table-cell>
          <table:table-cell table:formula="of:=[.$B$4]*[.$J24]*[.C24]*[.$I24]*(1-[.$I24])" office:value-type="float" office:value="-0" calcext:value-type="float">
            <text:p>0</text:p>
          </table:table-cell>
          <table:table-cell table:formula="of:=[.$B$4]*[.$J24]*[.D24]*[.$I24]*(1-[.$I24])" office:value-type="float" office:value="-0" calcext:value-type="float">
            <text:p>0</text:p>
          </table:table-cell>
          <table:table-cell table:formula="of:=[.$B$4]*[.$J24]*[.$I24]*(1-[.$I24])" office:value-type="float" office:value="-0.21044777655527" calcext:value-type="float">
            <text:p>-0.2104477765552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COM.MICROSOFT.XLOOKUP([.$B25];[.$O$8:.$O$11];[.P$8:.P$11];;0)" office:value-type="float" office:value="0" calcext:value-type="float">
            <text:p>0</text:p>
          </table:table-cell>
          <table:table-cell table:formula="of:=COM.MICROSOFT.XLOOKUP([.$B25];[.$O$8:.$O$11];[.Q$8:.Q$11];;0)" office:value-type="float" office:value="1" calcext:value-type="float">
            <text:p>1</text:p>
          </table:table-cell>
          <table:table-cell table:formula="of:=[.E24]+[.K24]" office:value-type="float" office:value="6.40820825959275" calcext:value-type="float">
            <text:p>6.40820825959275</text:p>
          </table:table-cell>
          <table:table-cell table:formula="of:=[.F24]+[.L24]" office:value-type="float" office:value="7.35997285139895" calcext:value-type="float">
            <text:p>7.35997285139895</text:p>
          </table:table-cell>
          <table:table-cell table:formula="of:=[.G24]+[.M24]" office:value-type="float" office:value="-2.55264558850202" calcext:value-type="float">
            <text:p>-2.55264558850202</text:p>
          </table:table-cell>
          <table:table-cell table:formula="of:=COM.MICROSOFT.XLOOKUP([.$B25];[.$O$8:.$O$11];[.R$8:.R$11];;0)" office:value-type="float" office:value="1" calcext:value-type="float">
            <text:p>1.00E+00</text:p>
          </table:table-cell>
          <table:table-cell table:formula="of:=1/(1+EXP(-([.C25]*[.E25]+[.D25]*[.F25]+[.G25])))" office:value-type="float" office:value="0.991896536675335" calcext:value-type="float">
            <text:p>0.991896536675335</text:p>
          </table:table-cell>
          <table:table-cell table:formula="of:=[.H25]-[.I25]" office:value-type="float" office:value="0.00810346332466461" calcext:value-type="float">
            <text:p>0.00810346332466461</text:p>
          </table:table-cell>
          <table:table-cell table:formula="of:=[.$B$4]*[.$J25]*[.C25]*[.$I25]*(1-[.$I25])" office:value-type="float" office:value="0" calcext:value-type="float">
            <text:p>0</text:p>
          </table:table-cell>
          <table:table-cell table:formula="of:=[.$B$4]*[.$J25]*[.D25]*[.$I25]*(1-[.$I25])" office:value-type="float" office:value="0.0019540198462944" calcext:value-type="float">
            <text:p>0.0019540198462944</text:p>
          </table:table-cell>
          <table:table-cell table:formula="of:=[.$B$4]*[.$J25]*[.$I25]*(1-[.$I25])" office:value-type="float" office:value="0.0019540198462944" calcext:value-type="float">
            <text:p>0.001954019846294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COM.MICROSOFT.XLOOKUP([.$B26];[.$O$8:.$O$11];[.P$8:.P$11];;0)" office:value-type="float" office:value="1" calcext:value-type="float">
            <text:p>1</text:p>
          </table:table-cell>
          <table:table-cell table:formula="of:=COM.MICROSOFT.XLOOKUP([.$B26];[.$O$8:.$O$11];[.Q$8:.Q$11];;0)" office:value-type="float" office:value="0" calcext:value-type="float">
            <text:p>0</text:p>
          </table:table-cell>
          <table:table-cell table:formula="of:=[.E25]+[.K25]" office:value-type="float" office:value="6.40820825959275" calcext:value-type="float">
            <text:p>6.40820825959275</text:p>
          </table:table-cell>
          <table:table-cell table:formula="of:=[.F25]+[.L25]" office:value-type="float" office:value="7.36192687124524" calcext:value-type="float">
            <text:p>7.36192687124524</text:p>
          </table:table-cell>
          <table:table-cell table:formula="of:=[.G25]+[.M25]" office:value-type="float" office:value="-2.55069156865572" calcext:value-type="float">
            <text:p>-2.55069156865572</text:p>
          </table:table-cell>
          <table:table-cell table:formula="of:=COM.MICROSOFT.XLOOKUP([.$B26];[.$O$8:.$O$11];[.R$8:.R$11];;0)" office:value-type="float" office:value="1" calcext:value-type="float">
            <text:p>1.00E+00</text:p>
          </table:table-cell>
          <table:table-cell table:formula="of:=1/(1+EXP(-([.C26]*[.E26]+[.D26]*[.F26]+[.G26])))" office:value-type="float" office:value="0.979316461363253" calcext:value-type="float">
            <text:p>0.979316461363253</text:p>
          </table:table-cell>
          <table:table-cell table:formula="of:=[.H26]-[.I26]" office:value-type="float" office:value="0.0206835386367473" calcext:value-type="float">
            <text:p>0.0206835386367473</text:p>
          </table:table-cell>
          <table:table-cell table:formula="of:=[.$B$4]*[.$J26]*[.C26]*[.$I26]*(1-[.$I26])" office:value-type="float" office:value="0.0125688051390978" calcext:value-type="float">
            <text:p>0.0125688051390978</text:p>
          </table:table-cell>
          <table:table-cell table:formula="of:=[.$B$4]*[.$J26]*[.D26]*[.$I26]*(1-[.$I26])" office:value-type="float" office:value="0" calcext:value-type="float">
            <text:p>0</text:p>
          </table:table-cell>
          <table:table-cell table:formula="of:=[.$B$4]*[.$J26]*[.$I26]*(1-[.$I26])" office:value-type="float" office:value="0.0125688051390978" calcext:value-type="float">
            <text:p>0.012568805139097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COM.MICROSOFT.XLOOKUP([.$B27];[.$O$8:.$O$11];[.P$8:.P$11];;0)" office:value-type="float" office:value="1" calcext:value-type="float">
            <text:p>1</text:p>
          </table:table-cell>
          <table:table-cell table:formula="of:=COM.MICROSOFT.XLOOKUP([.$B27];[.$O$8:.$O$11];[.Q$8:.Q$11];;0)" office:value-type="float" office:value="1" calcext:value-type="float">
            <text:p>1</text:p>
          </table:table-cell>
          <table:table-cell table:formula="of:=[.E26]+[.K26]" office:value-type="float" office:value="6.42077706473184" calcext:value-type="float">
            <text:p>6.42077706473184</text:p>
          </table:table-cell>
          <table:table-cell table:formula="of:=[.F26]+[.L26]" office:value-type="float" office:value="7.36192687124524" calcext:value-type="float">
            <text:p>7.36192687124524</text:p>
          </table:table-cell>
          <table:table-cell table:formula="of:=[.G26]+[.M26]" office:value-type="float" office:value="-2.53812276351662" calcext:value-type="float">
            <text:p>-2.53812276351662</text:p>
          </table:table-cell>
          <table:table-cell table:formula="of:=COM.MICROSOFT.XLOOKUP([.$B27];[.$O$8:.$O$11];[.R$8:.R$11];;0)" office:value-type="float" office:value="1" calcext:value-type="float">
            <text:p>1.00E+00</text:p>
          </table:table-cell>
          <table:table-cell table:formula="of:=1/(1+EXP(-([.C27]*[.E27]+[.D27]*[.F27]+[.G27])))" office:value-type="float" office:value="0.999986922197758" calcext:value-type="float">
            <text:p>0.999986922197758</text:p>
          </table:table-cell>
          <table:table-cell table:formula="of:=[.H27]-[.I27]" office:value-type="float" office:value="0.0000130778022422451" calcext:value-type="float">
            <text:p>1.30778022422451E-05</text:p>
          </table:table-cell>
          <table:table-cell table:formula="of:=[.$B$4]*[.$J27]*[.C27]*[.$I27]*(1-[.$I27])" office:value-type="float" office:value="0.00000000513080024414965" calcext:value-type="float">
            <text:p>5.13080024414965E-09</text:p>
          </table:table-cell>
          <table:table-cell table:formula="of:=[.$B$4]*[.$J27]*[.D27]*[.$I27]*(1-[.$I27])" office:value-type="float" office:value="0.00000000513080024414965" calcext:value-type="float">
            <text:p>5.13080024414965E-09</text:p>
          </table:table-cell>
          <table:table-cell table:formula="of:=[.$B$4]*[.$J27]*[.$I27]*(1-[.$I27])" office:value-type="float" office:value="0.00000000513080024414965" calcext:value-type="float">
            <text:p>5.13080024414965E-0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COM.MICROSOFT.XLOOKUP([.$B28];[.$O$8:.$O$11];[.P$8:.P$11];;0)" office:value-type="float" office:value="0" calcext:value-type="float">
            <text:p>0</text:p>
          </table:table-cell>
          <table:table-cell table:formula="of:=COM.MICROSOFT.XLOOKUP([.$B28];[.$O$8:.$O$11];[.Q$8:.Q$11];;0)" office:value-type="float" office:value="0" calcext:value-type="float">
            <text:p>0</text:p>
          </table:table-cell>
          <table:table-cell table:formula="of:=[.E27]+[.K27]" office:value-type="float" office:value="6.42077706986265" calcext:value-type="float">
            <text:p>6.42077706986265</text:p>
          </table:table-cell>
          <table:table-cell table:formula="of:=[.F27]+[.L27]" office:value-type="float" office:value="7.36192687637604" calcext:value-type="float">
            <text:p>7.36192687637604</text:p>
          </table:table-cell>
          <table:table-cell table:formula="of:=[.G27]+[.M27]" office:value-type="float" office:value="-2.53812275838582" calcext:value-type="float">
            <text:p>-2.53812275838582</text:p>
          </table:table-cell>
          <table:table-cell table:formula="of:=COM.MICROSOFT.XLOOKUP([.$B28];[.$O$8:.$O$11];[.R$8:.R$11];;0)" office:value-type="float" office:value="0" calcext:value-type="float">
            <text:p>0.00E+00</text:p>
          </table:table-cell>
          <table:table-cell table:formula="of:=1/(1+EXP(-([.C28]*[.E28]+[.D28]*[.F28]+[.G28])))" office:value-type="float" office:value="0.0732284723970853" calcext:value-type="float">
            <text:p>0.0732284723970853</text:p>
          </table:table-cell>
          <table:table-cell table:formula="of:=[.H28]-[.I28]" office:value-type="float" office:value="-0.0732284723970853" calcext:value-type="float">
            <text:p>-0.0732284723970853</text:p>
          </table:table-cell>
          <table:table-cell table:formula="of:=[.$B$4]*[.$J28]*[.C28]*[.$I28]*(1-[.$I28])" office:value-type="float" office:value="-0" calcext:value-type="float">
            <text:p>0</text:p>
          </table:table-cell>
          <table:table-cell table:formula="of:=[.$B$4]*[.$J28]*[.D28]*[.$I28]*(1-[.$I28])" office:value-type="float" office:value="-0" calcext:value-type="float">
            <text:p>0</text:p>
          </table:table-cell>
          <table:table-cell table:formula="of:=[.$B$4]*[.$J28]*[.$I28]*(1-[.$I28])" office:value-type="float" office:value="-0.149091844132559" calcext:value-type="float">
            <text:p>-0.14909184413255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COM.MICROSOFT.XLOOKUP([.$B29];[.$O$8:.$O$11];[.P$8:.P$11];;0)" office:value-type="float" office:value="0" calcext:value-type="float">
            <text:p>0</text:p>
          </table:table-cell>
          <table:table-cell table:formula="of:=COM.MICROSOFT.XLOOKUP([.$B29];[.$O$8:.$O$11];[.Q$8:.Q$11];;0)" office:value-type="float" office:value="1" calcext:value-type="float">
            <text:p>1</text:p>
          </table:table-cell>
          <table:table-cell table:formula="of:=[.E28]+[.K28]" office:value-type="float" office:value="6.42077706986265" calcext:value-type="float">
            <text:p>6.42077706986265</text:p>
          </table:table-cell>
          <table:table-cell table:formula="of:=[.F28]+[.L28]" office:value-type="float" office:value="7.36192687637604" calcext:value-type="float">
            <text:p>7.36192687637604</text:p>
          </table:table-cell>
          <table:table-cell table:formula="of:=[.G28]+[.M28]" office:value-type="float" office:value="-2.68721460251838" calcext:value-type="float">
            <text:p>-2.68721460251838</text:p>
          </table:table-cell>
          <table:table-cell table:formula="of:=COM.MICROSOFT.XLOOKUP([.$B29];[.$O$8:.$O$11];[.R$8:.R$11];;0)" office:value-type="float" office:value="1" calcext:value-type="float">
            <text:p>1.00E+00</text:p>
          </table:table-cell>
          <table:table-cell table:formula="of:=1/(1+EXP(-([.C29]*[.E29]+[.D29]*[.F29]+[.G29])))" office:value-type="float" office:value="0.99075800255997" calcext:value-type="float">
            <text:p>0.99075800255997</text:p>
          </table:table-cell>
          <table:table-cell table:formula="of:=[.H29]-[.I29]" office:value-type="float" office:value="0.00924199744003051" calcext:value-type="float">
            <text:p>0.00924199744003051</text:p>
          </table:table-cell>
          <table:table-cell table:formula="of:=[.$B$4]*[.$J29]*[.C29]*[.$I29]*(1-[.$I29])" office:value-type="float" office:value="0" calcext:value-type="float">
            <text:p>0</text:p>
          </table:table-cell>
          <table:table-cell table:formula="of:=[.$B$4]*[.$J29]*[.D29]*[.$I29]*(1-[.$I29])" office:value-type="float" office:value="0.00253875347811055" calcext:value-type="float">
            <text:p>0.00253875347811055</text:p>
          </table:table-cell>
          <table:table-cell table:formula="of:=[.$B$4]*[.$J29]*[.$I29]*(1-[.$I29])" office:value-type="float" office:value="0.00253875347811055" calcext:value-type="float">
            <text:p>0.0025387534781105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COM.MICROSOFT.XLOOKUP([.$B30];[.$O$8:.$O$11];[.P$8:.P$11];;0)" office:value-type="float" office:value="1" calcext:value-type="float">
            <text:p>1</text:p>
          </table:table-cell>
          <table:table-cell table:formula="of:=COM.MICROSOFT.XLOOKUP([.$B30];[.$O$8:.$O$11];[.Q$8:.Q$11];;0)" office:value-type="float" office:value="0" calcext:value-type="float">
            <text:p>0</text:p>
          </table:table-cell>
          <table:table-cell table:formula="of:=[.E29]+[.K29]" office:value-type="float" office:value="6.42077706986265" calcext:value-type="float">
            <text:p>6.42077706986265</text:p>
          </table:table-cell>
          <table:table-cell table:formula="of:=[.F29]+[.L29]" office:value-type="float" office:value="7.36446562985415" calcext:value-type="float">
            <text:p>7.36446562985415</text:p>
          </table:table-cell>
          <table:table-cell table:formula="of:=[.G29]+[.M29]" office:value-type="float" office:value="-2.68467584904027" calcext:value-type="float">
            <text:p>-2.68467584904027</text:p>
          </table:table-cell>
          <table:table-cell table:formula="of:=COM.MICROSOFT.XLOOKUP([.$B30];[.$O$8:.$O$11];[.R$8:.R$11];;0)" office:value-type="float" office:value="1" calcext:value-type="float">
            <text:p>1.00E+00</text:p>
          </table:table-cell>
          <table:table-cell table:formula="of:=1/(1+EXP(-([.C30]*[.E30]+[.D30]*[.F30]+[.G30])))" office:value-type="float" office:value="0.976708533276737" calcext:value-type="float">
            <text:p>0.976708533276737</text:p>
          </table:table-cell>
          <table:table-cell table:formula="of:=[.H30]-[.I30]" office:value-type="float" office:value="0.0232914667232629" calcext:value-type="float">
            <text:p>0.0232914667232629</text:p>
          </table:table-cell>
          <table:table-cell table:formula="of:=[.$B$4]*[.$J30]*[.C30]*[.$I30]*(1-[.$I30])" office:value-type="float" office:value="0.0158957093377023" calcext:value-type="float">
            <text:p>0.0158957093377023</text:p>
          </table:table-cell>
          <table:table-cell table:formula="of:=[.$B$4]*[.$J30]*[.D30]*[.$I30]*(1-[.$I30])" office:value-type="float" office:value="0" calcext:value-type="float">
            <text:p>0</text:p>
          </table:table-cell>
          <table:table-cell table:formula="of:=[.$B$4]*[.$J30]*[.$I30]*(1-[.$I30])" office:value-type="float" office:value="0.0158957093377023" calcext:value-type="float">
            <text:p>0.015895709337702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COM.MICROSOFT.XLOOKUP([.$B31];[.$O$8:.$O$11];[.P$8:.P$11];;0)" office:value-type="float" office:value="1" calcext:value-type="float">
            <text:p>1</text:p>
          </table:table-cell>
          <table:table-cell table:formula="of:=COM.MICROSOFT.XLOOKUP([.$B31];[.$O$8:.$O$11];[.Q$8:.Q$11];;0)" office:value-type="float" office:value="1" calcext:value-type="float">
            <text:p>1</text:p>
          </table:table-cell>
          <table:table-cell table:formula="of:=[.E30]+[.K30]" office:value-type="float" office:value="6.43667277920035" calcext:value-type="float">
            <text:p>6.43667277920035</text:p>
          </table:table-cell>
          <table:table-cell table:formula="of:=[.F30]+[.L30]" office:value-type="float" office:value="7.36446562985415" calcext:value-type="float">
            <text:p>7.36446562985415</text:p>
          </table:table-cell>
          <table:table-cell table:formula="of:=[.G30]+[.M30]" office:value-type="float" office:value="-2.66878013970257" calcext:value-type="float">
            <text:p>-2.66878013970257</text:p>
          </table:table-cell>
          <table:table-cell table:formula="of:=COM.MICROSOFT.XLOOKUP([.$B31];[.$O$8:.$O$11];[.R$8:.R$11];;0)" office:value-type="float" office:value="1" calcext:value-type="float">
            <text:p>1.00E+00</text:p>
          </table:table-cell>
          <table:table-cell table:formula="of:=1/(1+EXP(-([.C31]*[.E31]+[.D31]*[.F31]+[.G31])))" office:value-type="float" office:value="0.999985369071806" calcext:value-type="float">
            <text:p>0.999985369071806</text:p>
          </table:table-cell>
          <table:table-cell table:formula="of:=[.H31]-[.I31]" office:value-type="float" office:value="0.0000146309281938706" calcext:value-type="float">
            <text:p>1.46309281938706E-05</text:p>
          </table:table-cell>
          <table:table-cell table:formula="of:=[.$B$4]*[.$J31]*[.C31]*[.$I31]*(1-[.$I31])" office:value-type="float" office:value="0.00000000642182783574927" calcext:value-type="float">
            <text:p>6.42182783574927E-09</text:p>
          </table:table-cell>
          <table:table-cell table:formula="of:=[.$B$4]*[.$J31]*[.D31]*[.$I31]*(1-[.$I31])" office:value-type="float" office:value="0.00000000642182783574927" calcext:value-type="float">
            <text:p>6.42182783574927E-09</text:p>
          </table:table-cell>
          <table:table-cell table:formula="of:=[.$B$4]*[.$J31]*[.$I31]*(1-[.$I31])" office:value-type="float" office:value="0.00000000642182783574927" calcext:value-type="float">
            <text:p>6.42182783574927E-0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COM.MICROSOFT.XLOOKUP([.$B32];[.$O$8:.$O$11];[.P$8:.P$11];;0)" office:value-type="float" office:value="0" calcext:value-type="float">
            <text:p>0</text:p>
          </table:table-cell>
          <table:table-cell table:formula="of:=COM.MICROSOFT.XLOOKUP([.$B32];[.$O$8:.$O$11];[.Q$8:.Q$11];;0)" office:value-type="float" office:value="0" calcext:value-type="float">
            <text:p>0</text:p>
          </table:table-cell>
          <table:table-cell table:formula="of:=[.E31]+[.K31]" office:value-type="float" office:value="6.43667278562217" calcext:value-type="float">
            <text:p>6.43667278562217</text:p>
          </table:table-cell>
          <table:table-cell table:formula="of:=[.F31]+[.L31]" office:value-type="float" office:value="7.36446563627598" calcext:value-type="float">
            <text:p>7.36446563627598</text:p>
          </table:table-cell>
          <table:table-cell table:formula="of:=[.G31]+[.M31]" office:value-type="float" office:value="-2.66878013328074" calcext:value-type="float">
            <text:p>-2.66878013328074</text:p>
          </table:table-cell>
          <table:table-cell table:formula="of:=COM.MICROSOFT.XLOOKUP([.$B32];[.$O$8:.$O$11];[.R$8:.R$11];;0)" office:value-type="float" office:value="0" calcext:value-type="float">
            <text:p>0.00E+00</text:p>
          </table:table-cell>
          <table:table-cell table:formula="of:=1/(1+EXP(-([.C32]*[.E32]+[.D32]*[.F32]+[.G32])))" office:value-type="float" office:value="0.0648408978697272" calcext:value-type="float">
            <text:p>0.0648408978697272</text:p>
          </table:table-cell>
          <table:table-cell table:formula="of:=[.H32]-[.I32]" office:value-type="float" office:value="-0.0648408978697272" calcext:value-type="float">
            <text:p>-0.0648408978697272</text:p>
          </table:table-cell>
          <table:table-cell table:formula="of:=[.$B$4]*[.$J32]*[.C32]*[.$I32]*(1-[.$I32])" office:value-type="float" office:value="-0" calcext:value-type="float">
            <text:p>0</text:p>
          </table:table-cell>
          <table:table-cell table:formula="of:=[.$B$4]*[.$J32]*[.D32]*[.$I32]*(1-[.$I32])" office:value-type="float" office:value="-0" calcext:value-type="float">
            <text:p>0</text:p>
          </table:table-cell>
          <table:table-cell table:formula="of:=[.$B$4]*[.$J32]*[.$I32]*(1-[.$I32])" office:value-type="float" office:value="-0.117951861718527" calcext:value-type="float">
            <text:p>-0.11795186171852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COM.MICROSOFT.XLOOKUP([.$B33];[.$O$8:.$O$11];[.P$8:.P$11];;0)" office:value-type="float" office:value="0" calcext:value-type="float">
            <text:p>0</text:p>
          </table:table-cell>
          <table:table-cell table:formula="of:=COM.MICROSOFT.XLOOKUP([.$B33];[.$O$8:.$O$11];[.Q$8:.Q$11];;0)" office:value-type="float" office:value="1" calcext:value-type="float">
            <text:p>1</text:p>
          </table:table-cell>
          <table:table-cell table:formula="of:=[.E32]+[.K32]" office:value-type="float" office:value="6.43667278562217" calcext:value-type="float">
            <text:p>6.43667278562217</text:p>
          </table:table-cell>
          <table:table-cell table:formula="of:=[.F32]+[.L32]" office:value-type="float" office:value="7.36446563627598" calcext:value-type="float">
            <text:p>7.36446563627598</text:p>
          </table:table-cell>
          <table:table-cell table:formula="of:=[.G32]+[.M32]" office:value-type="float" office:value="-2.78673199499927" calcext:value-type="float">
            <text:p>-2.78673199499927</text:p>
          </table:table-cell>
          <table:table-cell table:formula="of:=COM.MICROSOFT.XLOOKUP([.$B33];[.$O$8:.$O$11];[.R$8:.R$11];;0)" office:value-type="float" office:value="1" calcext:value-type="float">
            <text:p>1.00E+00</text:p>
          </table:table-cell>
          <table:table-cell table:formula="of:=1/(1+EXP(-([.C33]*[.E33]+[.D33]*[.F33]+[.G33])))" office:value-type="float" office:value="0.989826401981635" calcext:value-type="float">
            <text:p>0.989826401981635</text:p>
          </table:table-cell>
          <table:table-cell table:formula="of:=[.H33]-[.I33]" office:value-type="float" office:value="0.0101735980183655" calcext:value-type="float">
            <text:p>0.0101735980183655</text:p>
          </table:table-cell>
          <table:table-cell table:formula="of:=[.$B$4]*[.$J33]*[.C33]*[.$I33]*(1-[.$I33])" office:value-type="float" office:value="0" calcext:value-type="float">
            <text:p>0</text:p>
          </table:table-cell>
          <table:table-cell table:formula="of:=[.$B$4]*[.$J33]*[.D33]*[.$I33]*(1-[.$I33])" office:value-type="float" office:value="0.00307347323742072" calcext:value-type="float">
            <text:p>0.00307347323742072</text:p>
          </table:table-cell>
          <table:table-cell table:formula="of:=[.$B$4]*[.$J33]*[.$I33]*(1-[.$I33])" office:value-type="float" office:value="0.00307347323742072" calcext:value-type="float">
            <text:p>0.0030734732374207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COM.MICROSOFT.XLOOKUP([.$B34];[.$O$8:.$O$11];[.P$8:.P$11];;0)" office:value-type="float" office:value="1" calcext:value-type="float">
            <text:p>1</text:p>
          </table:table-cell>
          <table:table-cell table:formula="of:=COM.MICROSOFT.XLOOKUP([.$B34];[.$O$8:.$O$11];[.Q$8:.Q$11];;0)" office:value-type="float" office:value="0" calcext:value-type="float">
            <text:p>0</text:p>
          </table:table-cell>
          <table:table-cell table:formula="of:=[.E33]+[.K33]" office:value-type="float" office:value="6.43667278562217" calcext:value-type="float">
            <text:p>6.43667278562217</text:p>
          </table:table-cell>
          <table:table-cell table:formula="of:=[.F33]+[.L33]" office:value-type="float" office:value="7.3675391095134" calcext:value-type="float">
            <text:p>7.3675391095134</text:p>
          </table:table-cell>
          <table:table-cell table:formula="of:=[.G33]+[.M33]" office:value-type="float" office:value="-2.78365852176185" calcext:value-type="float">
            <text:p>-2.78365852176185</text:p>
          </table:table-cell>
          <table:table-cell table:formula="of:=COM.MICROSOFT.XLOOKUP([.$B34];[.$O$8:.$O$11];[.R$8:.R$11];;0)" office:value-type="float" office:value="1" calcext:value-type="float">
            <text:p>1.00E+00</text:p>
          </table:table-cell>
          <table:table-cell table:formula="of:=1/(1+EXP(-([.C34]*[.E34]+[.D34]*[.F34]+[.G34])))" office:value-type="float" office:value="0.974741615444238" calcext:value-type="float">
            <text:p>0.974741615444238</text:p>
          </table:table-cell>
          <table:table-cell table:formula="of:=[.H34]-[.I34]" office:value-type="float" office:value="0.0252583845557617" calcext:value-type="float">
            <text:p>0.0252583845557617</text:p>
          </table:table-cell>
          <table:table-cell table:formula="of:=[.$B$4]*[.$J34]*[.C34]*[.$I34]*(1-[.$I34])" office:value-type="float" office:value="0.0186561448464261" calcext:value-type="float">
            <text:p>0.0186561448464261</text:p>
          </table:table-cell>
          <table:table-cell table:formula="of:=[.$B$4]*[.$J34]*[.D34]*[.$I34]*(1-[.$I34])" office:value-type="float" office:value="0" calcext:value-type="float">
            <text:p>0</text:p>
          </table:table-cell>
          <table:table-cell table:formula="of:=[.$B$4]*[.$J34]*[.$I34]*(1-[.$I34])" office:value-type="float" office:value="0.0186561448464261" calcext:value-type="float">
            <text:p>0.018656144846426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COM.MICROSOFT.XLOOKUP([.$B35];[.$O$8:.$O$11];[.P$8:.P$11];;0)" office:value-type="float" office:value="1" calcext:value-type="float">
            <text:p>1</text:p>
          </table:table-cell>
          <table:table-cell table:formula="of:=COM.MICROSOFT.XLOOKUP([.$B35];[.$O$8:.$O$11];[.Q$8:.Q$11];;0)" office:value-type="float" office:value="1" calcext:value-type="float">
            <text:p>1</text:p>
          </table:table-cell>
          <table:table-cell table:formula="of:=[.E34]+[.K34]" office:value-type="float" office:value="6.4553289304686" calcext:value-type="float">
            <text:p>6.4553289304686</text:p>
          </table:table-cell>
          <table:table-cell table:formula="of:=[.F34]+[.L34]" office:value-type="float" office:value="7.3675391095134" calcext:value-type="float">
            <text:p>7.3675391095134</text:p>
          </table:table-cell>
          <table:table-cell table:formula="of:=[.G34]+[.M34]" office:value-type="float" office:value="-2.76500237691542" calcext:value-type="float">
            <text:p>-2.76500237691542</text:p>
          </table:table-cell>
          <table:table-cell table:formula="of:=COM.MICROSOFT.XLOOKUP([.$B35];[.$O$8:.$O$11];[.R$8:.R$11];;0)" office:value-type="float" office:value="1" calcext:value-type="float">
            <text:p>1.00E+00</text:p>
          </table:table-cell>
          <table:table-cell table:formula="of:=1/(1+EXP(-([.C35]*[.E35]+[.D35]*[.F35]+[.G35])))" office:value-type="float" office:value="0.999984237572018" calcext:value-type="float">
            <text:p>0.999984237572018</text:p>
          </table:table-cell>
          <table:table-cell table:formula="of:=[.H35]-[.I35]" office:value-type="float" office:value="0.000015762427982291" calcext:value-type="float">
            <text:p>1.5762427982291E-05</text:p>
          </table:table-cell>
          <table:table-cell table:formula="of:=[.$B$4]*[.$J35]*[.C35]*[.$I35]*(1-[.$I35])" office:value-type="float" office:value="0.00000000745350658969459" calcext:value-type="float">
            <text:p>7.45350658969459E-09</text:p>
          </table:table-cell>
          <table:table-cell table:formula="of:=[.$B$4]*[.$J35]*[.D35]*[.$I35]*(1-[.$I35])" office:value-type="float" office:value="0.00000000745350658969459" calcext:value-type="float">
            <text:p>7.45350658969459E-09</text:p>
          </table:table-cell>
          <table:table-cell table:formula="of:=[.$B$4]*[.$J35]*[.$I35]*(1-[.$I35])" office:value-type="float" office:value="0.00000000745350658969459" calcext:value-type="float">
            <text:p>7.45350658969459E-0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COM.MICROSOFT.XLOOKUP([.$B36];[.$O$8:.$O$11];[.P$8:.P$11];;0)" office:value-type="float" office:value="0" calcext:value-type="float">
            <text:p>0</text:p>
          </table:table-cell>
          <table:table-cell table:formula="of:=COM.MICROSOFT.XLOOKUP([.$B36];[.$O$8:.$O$11];[.Q$8:.Q$11];;0)" office:value-type="float" office:value="0" calcext:value-type="float">
            <text:p>0</text:p>
          </table:table-cell>
          <table:table-cell table:formula="of:=[.E35]+[.K35]" office:value-type="float" office:value="6.45532893792211" calcext:value-type="float">
            <text:p>6.45532893792211</text:p>
          </table:table-cell>
          <table:table-cell table:formula="of:=[.F35]+[.L35]" office:value-type="float" office:value="7.3675391169669" calcext:value-type="float">
            <text:p>7.3675391169669</text:p>
          </table:table-cell>
          <table:table-cell table:formula="of:=[.G35]+[.M35]" office:value-type="float" office:value="-2.76500236946191" calcext:value-type="float">
            <text:p>-2.76500236946191</text:p>
          </table:table-cell>
          <table:table-cell table:formula="of:=COM.MICROSOFT.XLOOKUP([.$B36];[.$O$8:.$O$11];[.R$8:.R$11];;0)" office:value-type="float" office:value="0" calcext:value-type="float">
            <text:p>0.00E+00</text:p>
          </table:table-cell>
          <table:table-cell table:formula="of:=1/(1+EXP(-([.C36]*[.E36]+[.D36]*[.F36]+[.G36])))" office:value-type="float" office:value="0.0592449435202149" calcext:value-type="float">
            <text:p>0.0592449435202149</text:p>
          </table:table-cell>
          <table:table-cell table:formula="of:=[.H36]-[.I36]" office:value-type="float" office:value="-0.0592449435202149" calcext:value-type="float">
            <text:p>-0.0592449435202149</text:p>
          </table:table-cell>
          <table:table-cell table:formula="of:=[.$B$4]*[.$J36]*[.C36]*[.$I36]*(1-[.$I36])" office:value-type="float" office:value="-0" calcext:value-type="float">
            <text:p>0</text:p>
          </table:table-cell>
          <table:table-cell table:formula="of:=[.$B$4]*[.$J36]*[.D36]*[.$I36]*(1-[.$I36])" office:value-type="float" office:value="-0" calcext:value-type="float">
            <text:p>0</text:p>
          </table:table-cell>
          <table:table-cell table:formula="of:=[.$B$4]*[.$J36]*[.$I36]*(1-[.$I36])" office:value-type="float" office:value="-0.0990604725992646" calcext:value-type="float">
            <text:p>-0.099060472599264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COM.MICROSOFT.XLOOKUP([.$B37];[.$O$8:.$O$11];[.P$8:.P$11];;0)" office:value-type="float" office:value="0" calcext:value-type="float">
            <text:p>0</text:p>
          </table:table-cell>
          <table:table-cell table:formula="of:=COM.MICROSOFT.XLOOKUP([.$B37];[.$O$8:.$O$11];[.Q$8:.Q$11];;0)" office:value-type="float" office:value="1" calcext:value-type="float">
            <text:p>1</text:p>
          </table:table-cell>
          <table:table-cell table:formula="of:=[.E36]+[.K36]" office:value-type="float" office:value="6.45532893792211" calcext:value-type="float">
            <text:p>6.45532893792211</text:p>
          </table:table-cell>
          <table:table-cell table:formula="of:=[.F36]+[.L36]" office:value-type="float" office:value="7.3675391169669" calcext:value-type="float">
            <text:p>7.3675391169669</text:p>
          </table:table-cell>
          <table:table-cell table:formula="of:=[.G36]+[.M36]" office:value-type="float" office:value="-2.86406284206118" calcext:value-type="float">
            <text:p>-2.86406284206118</text:p>
          </table:table-cell>
          <table:table-cell table:formula="of:=COM.MICROSOFT.XLOOKUP([.$B37];[.$O$8:.$O$11];[.R$8:.R$11];;0)" office:value-type="float" office:value="1" calcext:value-type="float">
            <text:p>1.00E+00</text:p>
          </table:table-cell>
          <table:table-cell table:formula="of:=1/(1+EXP(-([.C37]*[.E37]+[.D37]*[.F37]+[.G37])))" office:value-type="float" office:value="0.989050767228493" calcext:value-type="float">
            <text:p>0.989050767228493</text:p>
          </table:table-cell>
          <table:table-cell table:formula="of:=[.H37]-[.I37]" office:value-type="float" office:value="0.0109492327715072" calcext:value-type="float">
            <text:p>0.0109492327715072</text:p>
          </table:table-cell>
          <table:table-cell table:formula="of:=[.$B$4]*[.$J37]*[.C37]*[.$I37]*(1-[.$I37])" office:value-type="float" office:value="0" calcext:value-type="float">
            <text:p>0</text:p>
          </table:table-cell>
          <table:table-cell table:formula="of:=[.$B$4]*[.$J37]*[.D37]*[.$I37]*(1-[.$I37])" office:value-type="float" office:value="0.0035571912560446" calcext:value-type="float">
            <text:p>0.0035571912560446</text:p>
          </table:table-cell>
          <table:table-cell table:formula="of:=[.$B$4]*[.$J37]*[.$I37]*(1-[.$I37])" office:value-type="float" office:value="0.0035571912560446" calcext:value-type="float">
            <text:p>0.003557191256044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COM.MICROSOFT.XLOOKUP([.$B38];[.$O$8:.$O$11];[.P$8:.P$11];;0)" office:value-type="float" office:value="1" calcext:value-type="float">
            <text:p>1</text:p>
          </table:table-cell>
          <table:table-cell table:formula="of:=COM.MICROSOFT.XLOOKUP([.$B38];[.$O$8:.$O$11];[.Q$8:.Q$11];;0)" office:value-type="float" office:value="0" calcext:value-type="float">
            <text:p>0</text:p>
          </table:table-cell>
          <table:table-cell table:formula="of:=[.E37]+[.K37]" office:value-type="float" office:value="6.45532893792211" calcext:value-type="float">
            <text:p>6.45532893792211</text:p>
          </table:table-cell>
          <table:table-cell table:formula="of:=[.F37]+[.L37]" office:value-type="float" office:value="7.37109630822295" calcext:value-type="float">
            <text:p>7.37109630822295</text:p>
          </table:table-cell>
          <table:table-cell table:formula="of:=[.G37]+[.M37]" office:value-type="float" office:value="-2.86050565080513" calcext:value-type="float">
            <text:p>-2.86050565080513</text:p>
          </table:table-cell>
          <table:table-cell table:formula="of:=COM.MICROSOFT.XLOOKUP([.$B38];[.$O$8:.$O$11];[.R$8:.R$11];;0)" office:value-type="float" office:value="1" calcext:value-type="float">
            <text:p>1.00E+00</text:p>
          </table:table-cell>
          <table:table-cell table:formula="of:=1/(1+EXP(-([.C38]*[.E38]+[.D38]*[.F38]+[.G38])))" office:value-type="float" office:value="0.973268654478437" calcext:value-type="float">
            <text:p>0.973268654478437</text:p>
          </table:table-cell>
          <table:table-cell table:formula="of:=[.H38]-[.I38]" office:value-type="float" office:value="0.026731345521563" calcext:value-type="float">
            <text:p>0.026731345521563</text:p>
          </table:table-cell>
          <table:table-cell table:formula="of:=[.$B$4]*[.$J38]*[.C38]*[.$I38]*(1-[.$I38])" office:value-type="float" office:value="0.0208639066180258" calcext:value-type="float">
            <text:p>0.0208639066180258</text:p>
          </table:table-cell>
          <table:table-cell table:formula="of:=[.$B$4]*[.$J38]*[.D38]*[.$I38]*(1-[.$I38])" office:value-type="float" office:value="0" calcext:value-type="float">
            <text:p>0</text:p>
          </table:table-cell>
          <table:table-cell table:formula="of:=[.$B$4]*[.$J38]*[.$I38]*(1-[.$I38])" office:value-type="float" office:value="0.0208639066180258" calcext:value-type="float">
            <text:p>0.020863906618025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COM.MICROSOFT.XLOOKUP([.$B39];[.$O$8:.$O$11];[.P$8:.P$11];;0)" office:value-type="float" office:value="1" calcext:value-type="float">
            <text:p>1</text:p>
          </table:table-cell>
          <table:table-cell table:formula="of:=COM.MICROSOFT.XLOOKUP([.$B39];[.$O$8:.$O$11];[.Q$8:.Q$11];;0)" office:value-type="float" office:value="1" calcext:value-type="float">
            <text:p>1</text:p>
          </table:table-cell>
          <table:table-cell table:formula="of:=[.E38]+[.K38]" office:value-type="float" office:value="6.47619284454013" calcext:value-type="float">
            <text:p>6.47619284454013</text:p>
          </table:table-cell>
          <table:table-cell table:formula="of:=[.F38]+[.L38]" office:value-type="float" office:value="7.37109630822295" calcext:value-type="float">
            <text:p>7.37109630822295</text:p>
          </table:table-cell>
          <table:table-cell table:formula="of:=[.G38]+[.M38]" office:value-type="float" office:value="-2.83964174418711" calcext:value-type="float">
            <text:p>-2.83964174418711</text:p>
          </table:table-cell>
          <table:table-cell table:formula="of:=COM.MICROSOFT.XLOOKUP([.$B39];[.$O$8:.$O$11];[.R$8:.R$11];;0)" office:value-type="float" office:value="1" calcext:value-type="float">
            <text:p>1.00E+00</text:p>
          </table:table-cell>
          <table:table-cell table:formula="of:=1/(1+EXP(-([.C39]*[.E39]+[.D39]*[.F39]+[.G39])))" office:value-type="float" office:value="0.999983425811509" calcext:value-type="float">
            <text:p>0.999983425811509</text:p>
          </table:table-cell>
          <table:table-cell table:formula="of:=[.H39]-[.I39]" office:value-type="float" office:value="0.0000165741884912141" calcext:value-type="float">
            <text:p>1.65741884912141E-05</text:p>
          </table:table-cell>
          <table:table-cell table:formula="of:=[.$B$4]*[.$J39]*[.C39]*[.$I39]*(1-[.$I39])" office:value-type="float" office:value="0.00000000824097513452968" calcext:value-type="float">
            <text:p>8.24097513452968E-09</text:p>
          </table:table-cell>
          <table:table-cell table:formula="of:=[.$B$4]*[.$J39]*[.D39]*[.$I39]*(1-[.$I39])" office:value-type="float" office:value="0.00000000824097513452968" calcext:value-type="float">
            <text:p>8.24097513452968E-09</text:p>
          </table:table-cell>
          <table:table-cell table:formula="of:=[.$B$4]*[.$J39]*[.$I39]*(1-[.$I39])" office:value-type="float" office:value="0.00000000824097513452968" calcext:value-type="float">
            <text:p>8.24097513452968E-09</text:p>
          </table:table-cell>
          <table:table-cell table:number-columns-repeated="5"/>
        </table:table-row>
      </table:table>
      <table:table table:name="AND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w1o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w2o</text:p>
          </table:table-cell>
          <table:table-cell office:value-type="float" office:value="-0.7" calcext:value-type="float">
            <text:p>-0.7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bo</text:p>
          </table:table-cell>
          <table:table-cell office:value-type="float" office:value="0.1" calcext:value-type="float">
            <text:p>0.1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7.5" calcext:value-type="float">
            <text:p>17.5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precision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t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elta(w1)</text:p>
          </table:table-cell>
          <table:table-cell office:value-type="string" calcext:value-type="string">
            <text:p>Delta(w2)</text:p>
          </table:table-cell>
          <table:table-cell office:value-type="string" calcext:value-type="string">
            <text:p>Delta(b)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O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COM.MICROSOFT.XLOOKUP([.$B8];[.$O$8:.$O$11];[.P$8:.P$11];;0)" office:value-type="float" office:value="0" calcext:value-type="float">
            <text:p>0</text:p>
          </table:table-cell>
          <table:table-cell table:formula="of:=COM.MICROSOFT.XLOOKUP([.$B8];[.$O$8:.$O$11];[.Q$8:.Q$11];;0)" office:value-type="float" office:value="0" calcext:value-type="float">
            <text:p>0</text:p>
          </table:table-cell>
          <table:table-cell table:formula="of:=[.B1]" office:value-type="float" office:value="0.3" calcext:value-type="float">
            <text:p>0.3</text:p>
          </table:table-cell>
          <table:table-cell table:formula="of:=[.B2]" office:value-type="float" office:value="-0.7" calcext:value-type="float">
            <text:p>-0.7</text:p>
          </table:table-cell>
          <table:table-cell table:formula="of:=[.B3]" office:value-type="float" office:value="0.1" calcext:value-type="float">
            <text:p>0.1</text:p>
          </table:table-cell>
          <table:table-cell table:formula="of:=COM.MICROSOFT.XLOOKUP([.$B8];[.$O$8:.$O$11];[.R$8:.R$11];;0)" office:value-type="float" office:value="0" calcext:value-type="float">
            <text:p>0.00E+00</text:p>
          </table:table-cell>
          <table:table-cell table:formula="of:=1/(1+EXP(-([.C8]*[.E8]+[.D8]*[.F8]+[.G8])))" office:value-type="float" office:value="0.52497918747894" calcext:value-type="float">
            <text:p>0.52497918747894</text:p>
          </table:table-cell>
          <table:table-cell table:formula="of:=[.H8]-[.I8]" office:value-type="float" office:value="-0.52497918747894" calcext:value-type="float">
            <text:p>-0.52497918747894</text:p>
          </table:table-cell>
          <table:table-cell table:formula="of:=[.$B$4]*[.$I8]*[.$J8]*(1-[.$I8])*[.C8]" office:value-type="float" office:value="-0" calcext:value-type="float">
            <text:p>0</text:p>
          </table:table-cell>
          <table:table-cell table:formula="of:=[.$B$4]*[.$I8]*[.$J8]*(1-[.$I8])*[.D8]" office:value-type="float" office:value="-0" calcext:value-type="float">
            <text:p>0</text:p>
          </table:table-cell>
          <table:table-cell table:formula="of:=[.$B$4]*[.$I8]*[.$J8]*(1-[.$I8])" office:value-type="float" office:value="-2.29105154175065" calcext:value-type="float">
            <text:p>-2.2910515417506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formula="of:=[.B5]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COM.MICROSOFT.XLOOKUP([.$B9];[.$O$8:.$O$11];[.P$8:.P$11];;0)" office:value-type="float" office:value="0" calcext:value-type="float">
            <text:p>0</text:p>
          </table:table-cell>
          <table:table-cell table:formula="of:=COM.MICROSOFT.XLOOKUP([.$B9];[.$O$8:.$O$11];[.Q$8:.Q$11];;0)" office:value-type="float" office:value="1" calcext:value-type="float">
            <text:p>1</text:p>
          </table:table-cell>
          <table:table-cell table:formula="of:=[.E8]+[.K8]" office:value-type="float" office:value="0.3" calcext:value-type="float">
            <text:p>0.3</text:p>
          </table:table-cell>
          <table:table-cell table:formula="of:=[.F8]+[.L8]" office:value-type="float" office:value="-0.7" calcext:value-type="float">
            <text:p>-0.7</text:p>
          </table:table-cell>
          <table:table-cell table:formula="of:=[.G8]+[.M8]" office:value-type="float" office:value="-2.19105154175065" calcext:value-type="float">
            <text:p>-2.19105154175065</text:p>
          </table:table-cell>
          <table:table-cell table:formula="of:=COM.MICROSOFT.XLOOKUP([.$B9];[.$O$8:.$O$11];[.R$8:.R$11];;0)" office:value-type="float" office:value="0" calcext:value-type="float">
            <text:p>0.00E+00</text:p>
          </table:table-cell>
          <table:table-cell table:formula="of:=1/(1+EXP(-([.C9]*[.E9]+[.D9]*[.F9]+[.G9])))" office:value-type="float" office:value="0.0525976942136536" calcext:value-type="float">
            <text:p>0.0525976942136536</text:p>
          </table:table-cell>
          <table:table-cell table:formula="of:=[.H9]-[.I9]" office:value-type="float" office:value="-0.0525976942136536" calcext:value-type="float">
            <text:p>-0.0525976942136536</text:p>
          </table:table-cell>
          <table:table-cell table:formula="of:=[.$B$4]*[.$I9]*[.$J9]*(1-[.$I9])*[.C9]" office:value-type="float" office:value="-0" calcext:value-type="float">
            <text:p>0</text:p>
          </table:table-cell>
          <table:table-cell table:formula="of:=[.$B$4]*[.$I9]*[.$J9]*(1-[.$I9])*[.D9]" office:value-type="float" office:value="-0.0458675874724612" calcext:value-type="float">
            <text:p>-0.0458675874724612</text:p>
          </table:table-cell>
          <table:table-cell table:formula="of:=[.$B$4]*[.$I9]*[.$J9]*(1-[.$I9])" office:value-type="float" office:value="-0.0458675874724612" calcext:value-type="float">
            <text:p>-0.04586758747246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table:formula="of:=[.B5]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COM.MICROSOFT.XLOOKUP([.$B10];[.$O$8:.$O$11];[.P$8:.P$11];;0)" office:value-type="float" office:value="1" calcext:value-type="float">
            <text:p>1</text:p>
          </table:table-cell>
          <table:table-cell table:formula="of:=COM.MICROSOFT.XLOOKUP([.$B10];[.$O$8:.$O$11];[.Q$8:.Q$11];;0)" office:value-type="float" office:value="0" calcext:value-type="float">
            <text:p>0</text:p>
          </table:table-cell>
          <table:table-cell table:formula="of:=[.E9]+[.K9]" office:value-type="float" office:value="0.3" calcext:value-type="float">
            <text:p>0.3</text:p>
          </table:table-cell>
          <table:table-cell table:formula="of:=[.F9]+[.L9]" office:value-type="float" office:value="-0.745867587472461" calcext:value-type="float">
            <text:p>-0.745867587472461</text:p>
          </table:table-cell>
          <table:table-cell table:formula="of:=[.G9]+[.M9]" office:value-type="float" office:value="-2.23691912922311" calcext:value-type="float">
            <text:p>-2.23691912922311</text:p>
          </table:table-cell>
          <table:table-cell table:formula="of:=COM.MICROSOFT.XLOOKUP([.$B10];[.$O$8:.$O$11];[.R$8:.R$11];;0)" office:value-type="float" office:value="0" calcext:value-type="float">
            <text:p>0.00E+00</text:p>
          </table:table-cell>
          <table:table-cell table:formula="of:=1/(1+EXP(-([.C10]*[.E10]+[.D10]*[.F10]+[.G10])))" office:value-type="float" office:value="0.12598671298062" calcext:value-type="float">
            <text:p>0.12598671298062</text:p>
          </table:table-cell>
          <table:table-cell table:formula="of:=[.H10]-[.I10]" office:value-type="float" office:value="-0.12598671298062" calcext:value-type="float">
            <text:p>-0.12598671298062</text:p>
          </table:table-cell>
          <table:table-cell table:formula="of:=[.$B$4]*[.$I10]*[.$J10]*(1-[.$I10])*[.C10]" office:value-type="float" office:value="-0.242775900764049" calcext:value-type="float">
            <text:p>-0.242775900764049</text:p>
          </table:table-cell>
          <table:table-cell table:formula="of:=[.$B$4]*[.$I10]*[.$J10]*(1-[.$I10])*[.D10]" office:value-type="float" office:value="-0" calcext:value-type="float">
            <text:p>0</text:p>
          </table:table-cell>
          <table:table-cell table:formula="of:=[.$B$4]*[.$I10]*[.$J10]*(1-[.$I10])" office:value-type="float" office:value="-0.242775900764049" calcext:value-type="float">
            <text:p>-0.2427759007640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table:formula="of:=[.B5]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OM.MICROSOFT.XLOOKUP([.$B11];[.$O$8:.$O$11];[.P$8:.P$11];;0)" office:value-type="float" office:value="1" calcext:value-type="float">
            <text:p>1</text:p>
          </table:table-cell>
          <table:table-cell table:formula="of:=COM.MICROSOFT.XLOOKUP([.$B11];[.$O$8:.$O$11];[.Q$8:.Q$11];;0)" office:value-type="float" office:value="1" calcext:value-type="float">
            <text:p>1</text:p>
          </table:table-cell>
          <table:table-cell table:formula="of:=[.E10]+[.K10]" office:value-type="float" office:value="0.0572240992359514" calcext:value-type="float">
            <text:p>0.0572240992359514</text:p>
          </table:table-cell>
          <table:table-cell table:formula="of:=[.F10]+[.L10]" office:value-type="float" office:value="-0.745867587472461" calcext:value-type="float">
            <text:p>-0.745867587472461</text:p>
          </table:table-cell>
          <table:table-cell table:formula="of:=[.G10]+[.M10]" office:value-type="float" office:value="-2.47969502998716" calcext:value-type="float">
            <text:p>-2.47969502998716</text:p>
          </table:table-cell>
          <table:table-cell table:formula="of:=COM.MICROSOFT.XLOOKUP([.$B11];[.$O$8:.$O$11];[.R$8:.R$11];;0)" office:value-type="float" office:value="1" calcext:value-type="float">
            <text:p>1.00E+00</text:p>
          </table:table-cell>
          <table:table-cell table:formula="of:=1/(1+EXP(-([.C11]*[.E11]+[.D11]*[.F11]+[.G11])))" office:value-type="float" office:value="0.040374739766367" calcext:value-type="float">
            <text:p>0.040374739766367</text:p>
          </table:table-cell>
          <table:table-cell table:formula="of:=[.H11]-[.I11]" office:value-type="float" office:value="0.959625260233633" calcext:value-type="float">
            <text:p>0.959625260233633</text:p>
          </table:table-cell>
          <table:table-cell table:formula="of:=[.$B$4]*[.$I11]*[.$J11]*(1-[.$I11])*[.C11]" office:value-type="float" office:value="0.650655533483438" calcext:value-type="float">
            <text:p>0.650655533483438</text:p>
          </table:table-cell>
          <table:table-cell table:formula="of:=[.$B$4]*[.$I11]*[.$J11]*(1-[.$I11])*[.D11]" office:value-type="float" office:value="0.650655533483438" calcext:value-type="float">
            <text:p>0.650655533483438</text:p>
          </table:table-cell>
          <table:table-cell table:formula="of:=[.$B$4]*[.$I11]*[.$J11]*(1-[.$I11])" office:value-type="float" office:value="0.650655533483438" calcext:value-type="float">
            <text:p>0.65065553348343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-[.B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M.MICROSOFT.XLOOKUP([.$B12];[.$O$8:.$O$11];[.P$8:.P$11];;0)" office:value-type="float" office:value="0" calcext:value-type="float">
            <text:p>0</text:p>
          </table:table-cell>
          <table:table-cell table:formula="of:=COM.MICROSOFT.XLOOKUP([.$B12];[.$O$8:.$O$11];[.Q$8:.Q$11];;0)" office:value-type="float" office:value="0" calcext:value-type="float">
            <text:p>0</text:p>
          </table:table-cell>
          <table:table-cell table:formula="of:=[.E11]+[.K11]" office:value-type="float" office:value="0.707879632719389" calcext:value-type="float">
            <text:p>0.707879632719389</text:p>
          </table:table-cell>
          <table:table-cell table:formula="of:=[.F11]+[.L11]" office:value-type="float" office:value="-0.0952120539890233" calcext:value-type="float">
            <text:p>-0.0952120539890233</text:p>
          </table:table-cell>
          <table:table-cell table:formula="of:=[.G11]+[.M11]" office:value-type="float" office:value="-1.82903949650372" calcext:value-type="float">
            <text:p>-1.82903949650372</text:p>
          </table:table-cell>
          <table:table-cell table:formula="of:=COM.MICROSOFT.XLOOKUP([.$B12];[.$O$8:.$O$11];[.R$8:.R$11];;0)" office:value-type="float" office:value="0" calcext:value-type="float">
            <text:p>0.00E+00</text:p>
          </table:table-cell>
          <table:table-cell table:formula="of:=1/(1+EXP(-([.C12]*[.E12]+[.D12]*[.F12]+[.G12])))" office:value-type="float" office:value="0.138352736232179" calcext:value-type="float">
            <text:p>0.138352736232179</text:p>
          </table:table-cell>
          <table:table-cell table:formula="of:=[.H12]-[.I12]" office:value-type="float" office:value="-0.138352736232179" calcext:value-type="float">
            <text:p>-0.138352736232179</text:p>
          </table:table-cell>
          <table:table-cell table:formula="of:=[.$B$4]*[.$I12]*[.$J12]*(1-[.$I12])*[.C12]" office:value-type="float" office:value="-0" calcext:value-type="float">
            <text:p>0</text:p>
          </table:table-cell>
          <table:table-cell table:formula="of:=[.$B$4]*[.$I12]*[.$J12]*(1-[.$I12])*[.D12]" office:value-type="float" office:value="-0" calcext:value-type="float">
            <text:p>0</text:p>
          </table:table-cell>
          <table:table-cell table:formula="of:=[.$B$4]*[.$I12]*[.$J12]*(1-[.$I12])" office:value-type="float" office:value="-0.288631061977402" calcext:value-type="float">
            <text:p>-0.28863106197740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COM.MICROSOFT.XLOOKUP([.$B13];[.$O$8:.$O$11];[.P$8:.P$11];;0)" office:value-type="float" office:value="0" calcext:value-type="float">
            <text:p>0</text:p>
          </table:table-cell>
          <table:table-cell table:formula="of:=COM.MICROSOFT.XLOOKUP([.$B13];[.$O$8:.$O$11];[.Q$8:.Q$11];;0)" office:value-type="float" office:value="1" calcext:value-type="float">
            <text:p>1</text:p>
          </table:table-cell>
          <table:table-cell table:formula="of:=[.E12]+[.K12]" office:value-type="float" office:value="0.707879632719389" calcext:value-type="float">
            <text:p>0.707879632719389</text:p>
          </table:table-cell>
          <table:table-cell table:formula="of:=[.F12]+[.L12]" office:value-type="float" office:value="-0.0952120539890233" calcext:value-type="float">
            <text:p>-0.0952120539890233</text:p>
          </table:table-cell>
          <table:table-cell table:formula="of:=[.G12]+[.M12]" office:value-type="float" office:value="-2.11767055848112" calcext:value-type="float">
            <text:p>-2.11767055848112</text:p>
          </table:table-cell>
          <table:table-cell table:formula="of:=COM.MICROSOFT.XLOOKUP([.$B13];[.$O$8:.$O$11];[.R$8:.R$11];;0)" office:value-type="float" office:value="0" calcext:value-type="float">
            <text:p>0.00E+00</text:p>
          </table:table-cell>
          <table:table-cell table:formula="of:=1/(1+EXP(-([.C13]*[.E13]+[.D13]*[.F13]+[.G13])))" office:value-type="float" office:value="0.0985995766016307" calcext:value-type="float">
            <text:p>0.0985995766016307</text:p>
          </table:table-cell>
          <table:table-cell table:formula="of:=[.H13]-[.I13]" office:value-type="float" office:value="-0.0985995766016307" calcext:value-type="float">
            <text:p>-0.0985995766016307</text:p>
          </table:table-cell>
          <table:table-cell table:formula="of:=[.$B$4]*[.$I13]*[.$J13]*(1-[.$I13])*[.C13]" office:value-type="float" office:value="-0" calcext:value-type="float">
            <text:p>0</text:p>
          </table:table-cell>
          <table:table-cell table:formula="of:=[.$B$4]*[.$I13]*[.$J13]*(1-[.$I13])*[.D13]" office:value-type="float" office:value="-0.153357812978192" calcext:value-type="float">
            <text:p>-0.153357812978192</text:p>
          </table:table-cell>
          <table:table-cell table:formula="of:=[.$B$4]*[.$I13]*[.$J13]*(1-[.$I13])" office:value-type="float" office:value="-0.153357812978192" calcext:value-type="float">
            <text:p>-0.15335781297819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OM.MICROSOFT.XLOOKUP([.$B14];[.$O$8:.$O$11];[.P$8:.P$11];;0)" office:value-type="float" office:value="1" calcext:value-type="float">
            <text:p>1</text:p>
          </table:table-cell>
          <table:table-cell table:formula="of:=COM.MICROSOFT.XLOOKUP([.$B14];[.$O$8:.$O$11];[.Q$8:.Q$11];;0)" office:value-type="float" office:value="0" calcext:value-type="float">
            <text:p>0</text:p>
          </table:table-cell>
          <table:table-cell table:formula="of:=[.E13]+[.K13]" office:value-type="float" office:value="0.707879632719389" calcext:value-type="float">
            <text:p>0.707879632719389</text:p>
          </table:table-cell>
          <table:table-cell table:formula="of:=[.F13]+[.L13]" office:value-type="float" office:value="-0.248569866967216" calcext:value-type="float">
            <text:p>-0.248569866967216</text:p>
          </table:table-cell>
          <table:table-cell table:formula="of:=[.G13]+[.M13]" office:value-type="float" office:value="-2.27102837145931" calcext:value-type="float">
            <text:p>-2.27102837145931</text:p>
          </table:table-cell>
          <table:table-cell table:formula="of:=COM.MICROSOFT.XLOOKUP([.$B14];[.$O$8:.$O$11];[.R$8:.R$11];;0)" office:value-type="float" office:value="0" calcext:value-type="float">
            <text:p>0.00E+00</text:p>
          </table:table-cell>
          <table:table-cell table:formula="of:=1/(1+EXP(-([.C14]*[.E14]+[.D14]*[.F14]+[.G14])))" office:value-type="float" office:value="0.173195287701676" calcext:value-type="float">
            <text:p>0.173195287701676</text:p>
          </table:table-cell>
          <table:table-cell table:formula="of:=[.H14]-[.I14]" office:value-type="float" office:value="-0.173195287701676" calcext:value-type="float">
            <text:p>-0.173195287701676</text:p>
          </table:table-cell>
          <table:table-cell table:formula="of:=[.$B$4]*[.$I14]*[.$J14]*(1-[.$I14])*[.C14]" office:value-type="float" office:value="-0.434023390228688" calcext:value-type="float">
            <text:p>-0.434023390228688</text:p>
          </table:table-cell>
          <table:table-cell table:formula="of:=[.$B$4]*[.$I14]*[.$J14]*(1-[.$I14])*[.D14]" office:value-type="float" office:value="-0" calcext:value-type="float">
            <text:p>0</text:p>
          </table:table-cell>
          <table:table-cell table:formula="of:=[.$B$4]*[.$I14]*[.$J14]*(1-[.$I14])" office:value-type="float" office:value="-0.434023390228688" calcext:value-type="float">
            <text:p>-0.43402339022868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COM.MICROSOFT.XLOOKUP([.$B15];[.$O$8:.$O$11];[.P$8:.P$11];;0)" office:value-type="float" office:value="1" calcext:value-type="float">
            <text:p>1</text:p>
          </table:table-cell>
          <table:table-cell table:formula="of:=COM.MICROSOFT.XLOOKUP([.$B15];[.$O$8:.$O$11];[.Q$8:.Q$11];;0)" office:value-type="float" office:value="1" calcext:value-type="float">
            <text:p>1</text:p>
          </table:table-cell>
          <table:table-cell table:formula="of:=[.E14]+[.K14]" office:value-type="float" office:value="0.273856242490702" calcext:value-type="float">
            <text:p>0.273856242490702</text:p>
          </table:table-cell>
          <table:table-cell table:formula="of:=[.F14]+[.L14]" office:value-type="float" office:value="-0.248569866967216" calcext:value-type="float">
            <text:p>-0.248569866967216</text:p>
          </table:table-cell>
          <table:table-cell table:formula="of:=[.G14]+[.M14]" office:value-type="float" office:value="-2.705051761688" calcext:value-type="float">
            <text:p>-2.705051761688</text:p>
          </table:table-cell>
          <table:table-cell table:formula="of:=COM.MICROSOFT.XLOOKUP([.$B15];[.$O$8:.$O$11];[.R$8:.R$11];;0)" office:value-type="float" office:value="1" calcext:value-type="float">
            <text:p>1.00E+00</text:p>
          </table:table-cell>
          <table:table-cell table:formula="of:=1/(1+EXP(-([.C15]*[.E15]+[.D15]*[.F15]+[.G15])))" office:value-type="float" office:value="0.0641779656730519" calcext:value-type="float">
            <text:p>0.0641779656730519</text:p>
          </table:table-cell>
          <table:table-cell table:formula="of:=[.H15]-[.I15]" office:value-type="float" office:value="0.935822034326948" calcext:value-type="float">
            <text:p>0.935822034326948</text:p>
          </table:table-cell>
          <table:table-cell table:formula="of:=[.$B$4]*[.$I15]*[.$J15]*(1-[.$I15])*[.C15]" office:value-type="float" office:value="0.983581900804964" calcext:value-type="float">
            <text:p>0.983581900804964</text:p>
          </table:table-cell>
          <table:table-cell table:formula="of:=[.$B$4]*[.$I15]*[.$J15]*(1-[.$I15])*[.D15]" office:value-type="float" office:value="0.983581900804964" calcext:value-type="float">
            <text:p>0.983581900804964</text:p>
          </table:table-cell>
          <table:table-cell table:formula="of:=[.$B$4]*[.$I15]*[.$J15]*(1-[.$I15])" office:value-type="float" office:value="0.983581900804964" calcext:value-type="float">
            <text:p>0.98358190080496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OM.MICROSOFT.XLOOKUP([.$B16];[.$O$8:.$O$11];[.P$8:.P$11];;0)" office:value-type="float" office:value="0" calcext:value-type="float">
            <text:p>0</text:p>
          </table:table-cell>
          <table:table-cell table:formula="of:=COM.MICROSOFT.XLOOKUP([.$B16];[.$O$8:.$O$11];[.Q$8:.Q$11];;0)" office:value-type="float" office:value="0" calcext:value-type="float">
            <text:p>0</text:p>
          </table:table-cell>
          <table:table-cell table:formula="of:=[.E15]+[.K15]" office:value-type="float" office:value="1.25743814329567" calcext:value-type="float">
            <text:p>1.25743814329567</text:p>
          </table:table-cell>
          <table:table-cell table:formula="of:=[.F15]+[.L15]" office:value-type="float" office:value="0.735012033837748" calcext:value-type="float">
            <text:p>0.735012033837748</text:p>
          </table:table-cell>
          <table:table-cell table:formula="of:=[.G15]+[.M15]" office:value-type="float" office:value="-1.72146986088304" calcext:value-type="float">
            <text:p>-1.72146986088304</text:p>
          </table:table-cell>
          <table:table-cell table:formula="of:=COM.MICROSOFT.XLOOKUP([.$B16];[.$O$8:.$O$11];[.R$8:.R$11];;0)" office:value-type="float" office:value="0" calcext:value-type="float">
            <text:p>0.00E+00</text:p>
          </table:table-cell>
          <table:table-cell table:formula="of:=1/(1+EXP(-([.C16]*[.E16]+[.D16]*[.F16]+[.G16])))" office:value-type="float" office:value="0.151681933158739" calcext:value-type="float">
            <text:p>0.151681933158739</text:p>
          </table:table-cell>
          <table:table-cell table:formula="of:=[.H16]-[.I16]" office:value-type="float" office:value="-0.151681933158739" calcext:value-type="float">
            <text:p>-0.151681933158739</text:p>
          </table:table-cell>
          <table:table-cell table:formula="of:=[.$B$4]*[.$I16]*[.$J16]*(1-[.$I16])*[.C16]" office:value-type="float" office:value="-0" calcext:value-type="float">
            <text:p>0</text:p>
          </table:table-cell>
          <table:table-cell table:formula="of:=[.$B$4]*[.$I16]*[.$J16]*(1-[.$I16])*[.D16]" office:value-type="float" office:value="-0" calcext:value-type="float">
            <text:p>0</text:p>
          </table:table-cell>
          <table:table-cell table:formula="of:=[.$B$4]*[.$I16]*[.$J16]*(1-[.$I16])" office:value-type="float" office:value="-0.341558010428603" calcext:value-type="float">
            <text:p>-0.34155801042860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COM.MICROSOFT.XLOOKUP([.$B17];[.$O$8:.$O$11];[.P$8:.P$11];;0)" office:value-type="float" office:value="0" calcext:value-type="float">
            <text:p>0</text:p>
          </table:table-cell>
          <table:table-cell table:formula="of:=COM.MICROSOFT.XLOOKUP([.$B17];[.$O$8:.$O$11];[.Q$8:.Q$11];;0)" office:value-type="float" office:value="1" calcext:value-type="float">
            <text:p>1</text:p>
          </table:table-cell>
          <table:table-cell table:formula="of:=[.E16]+[.K16]" office:value-type="float" office:value="1.25743814329567" calcext:value-type="float">
            <text:p>1.25743814329567</text:p>
          </table:table-cell>
          <table:table-cell table:formula="of:=[.F16]+[.L16]" office:value-type="float" office:value="0.735012033837748" calcext:value-type="float">
            <text:p>0.735012033837748</text:p>
          </table:table-cell>
          <table:table-cell table:formula="of:=[.G16]+[.M16]" office:value-type="float" office:value="-2.06302787131164" calcext:value-type="float">
            <text:p>-2.06302787131164</text:p>
          </table:table-cell>
          <table:table-cell table:formula="of:=COM.MICROSOFT.XLOOKUP([.$B17];[.$O$8:.$O$11];[.R$8:.R$11];;0)" office:value-type="float" office:value="0" calcext:value-type="float">
            <text:p>0.00E+00</text:p>
          </table:table-cell>
          <table:table-cell table:formula="of:=1/(1+EXP(-([.C17]*[.E17]+[.D17]*[.F17]+[.G17])))" office:value-type="float" office:value="0.209487758359264" calcext:value-type="float">
            <text:p>0.209487758359264</text:p>
          </table:table-cell>
          <table:table-cell table:formula="of:=[.H17]-[.I17]" office:value-type="float" office:value="-0.209487758359264" calcext:value-type="float">
            <text:p>-0.209487758359264</text:p>
          </table:table-cell>
          <table:table-cell table:formula="of:=[.$B$4]*[.$I17]*[.$J17]*(1-[.$I17])*[.C17]" office:value-type="float" office:value="-0" calcext:value-type="float">
            <text:p>0</text:p>
          </table:table-cell>
          <table:table-cell table:formula="of:=[.$B$4]*[.$I17]*[.$J17]*(1-[.$I17])*[.D17]" office:value-type="float" office:value="-0.607105192736396" calcext:value-type="float">
            <text:p>-0.607105192736396</text:p>
          </table:table-cell>
          <table:table-cell table:formula="of:=[.$B$4]*[.$I17]*[.$J17]*(1-[.$I17])" office:value-type="float" office:value="-0.607105192736396" calcext:value-type="float">
            <text:p>-0.60710519273639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COM.MICROSOFT.XLOOKUP([.$B18];[.$O$8:.$O$11];[.P$8:.P$11];;0)" office:value-type="float" office:value="1" calcext:value-type="float">
            <text:p>1</text:p>
          </table:table-cell>
          <table:table-cell table:formula="of:=COM.MICROSOFT.XLOOKUP([.$B18];[.$O$8:.$O$11];[.Q$8:.Q$11];;0)" office:value-type="float" office:value="0" calcext:value-type="float">
            <text:p>0</text:p>
          </table:table-cell>
          <table:table-cell table:formula="of:=[.E17]+[.K17]" office:value-type="float" office:value="1.25743814329567" calcext:value-type="float">
            <text:p>1.25743814329567</text:p>
          </table:table-cell>
          <table:table-cell table:formula="of:=[.F17]+[.L17]" office:value-type="float" office:value="0.127906841101352" calcext:value-type="float">
            <text:p>0.127906841101352</text:p>
          </table:table-cell>
          <table:table-cell table:formula="of:=[.G17]+[.M17]" office:value-type="float" office:value="-2.67013306404804" calcext:value-type="float">
            <text:p>-2.67013306404804</text:p>
          </table:table-cell>
          <table:table-cell table:formula="of:=COM.MICROSOFT.XLOOKUP([.$B18];[.$O$8:.$O$11];[.R$8:.R$11];;0)" office:value-type="float" office:value="0" calcext:value-type="float">
            <text:p>0.00E+00</text:p>
          </table:table-cell>
          <table:table-cell table:formula="of:=1/(1+EXP(-([.C18]*[.E18]+[.D18]*[.F18]+[.G18])))" office:value-type="float" office:value="0.195809344554261" calcext:value-type="float">
            <text:p>0.195809344554261</text:p>
          </table:table-cell>
          <table:table-cell table:formula="of:=[.H18]-[.I18]" office:value-type="float" office:value="-0.195809344554261" calcext:value-type="float">
            <text:p>-0.195809344554261</text:p>
          </table:table-cell>
          <table:table-cell table:formula="of:=[.$B$4]*[.$I18]*[.$J18]*(1-[.$I18])*[.C18]" office:value-type="float" office:value="-0.539590007372582" calcext:value-type="float">
            <text:p>-0.539590007372582</text:p>
          </table:table-cell>
          <table:table-cell table:formula="of:=[.$B$4]*[.$I18]*[.$J18]*(1-[.$I18])*[.D18]" office:value-type="float" office:value="-0" calcext:value-type="float">
            <text:p>0</text:p>
          </table:table-cell>
          <table:table-cell table:formula="of:=[.$B$4]*[.$I18]*[.$J18]*(1-[.$I18])" office:value-type="float" office:value="-0.539590007372582" calcext:value-type="float">
            <text:p>-0.53959000737258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COM.MICROSOFT.XLOOKUP([.$B19];[.$O$8:.$O$11];[.P$8:.P$11];;0)" office:value-type="float" office:value="1" calcext:value-type="float">
            <text:p>1</text:p>
          </table:table-cell>
          <table:table-cell table:formula="of:=COM.MICROSOFT.XLOOKUP([.$B19];[.$O$8:.$O$11];[.Q$8:.Q$11];;0)" office:value-type="float" office:value="1" calcext:value-type="float">
            <text:p>1</text:p>
          </table:table-cell>
          <table:table-cell table:formula="of:=[.E18]+[.K18]" office:value-type="float" office:value="0.717848135923083" calcext:value-type="float">
            <text:p>0.717848135923083</text:p>
          </table:table-cell>
          <table:table-cell table:formula="of:=[.F18]+[.L18]" office:value-type="float" office:value="0.127906841101352" calcext:value-type="float">
            <text:p>0.127906841101352</text:p>
          </table:table-cell>
          <table:table-cell table:formula="of:=[.G18]+[.M18]" office:value-type="float" office:value="-3.20972307142062" calcext:value-type="float">
            <text:p>-3.20972307142062</text:p>
          </table:table-cell>
          <table:table-cell table:formula="of:=COM.MICROSOFT.XLOOKUP([.$B19];[.$O$8:.$O$11];[.R$8:.R$11];;0)" office:value-type="float" office:value="1" calcext:value-type="float">
            <text:p>1.00E+00</text:p>
          </table:table-cell>
          <table:table-cell table:formula="of:=1/(1+EXP(-([.C19]*[.E19]+[.D19]*[.F19]+[.G19])))" office:value-type="float" office:value="0.0859618989201637" calcext:value-type="float">
            <text:p>0.0859618989201637</text:p>
          </table:table-cell>
          <table:table-cell table:formula="of:=[.H19]-[.I19]" office:value-type="float" office:value="0.914038101079836" calcext:value-type="float">
            <text:p>0.914038101079836</text:p>
          </table:table-cell>
          <table:table-cell table:formula="of:=[.$B$4]*[.$I19]*[.$J19]*(1-[.$I19])*[.C19]" office:value-type="float" office:value="1.25681874107938" calcext:value-type="float">
            <text:p>1.25681874107938</text:p>
          </table:table-cell>
          <table:table-cell table:formula="of:=[.$B$4]*[.$I19]*[.$J19]*(1-[.$I19])*[.D19]" office:value-type="float" office:value="1.25681874107938" calcext:value-type="float">
            <text:p>1.25681874107938</text:p>
          </table:table-cell>
          <table:table-cell table:formula="of:=[.$B$4]*[.$I19]*[.$J19]*(1-[.$I19])" office:value-type="float" office:value="1.25681874107938" calcext:value-type="float">
            <text:p>1.2568187410793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COM.MICROSOFT.XLOOKUP([.$B20];[.$O$8:.$O$11];[.P$8:.P$11];;0)" office:value-type="float" office:value="0" calcext:value-type="float">
            <text:p>0</text:p>
          </table:table-cell>
          <table:table-cell table:formula="of:=COM.MICROSOFT.XLOOKUP([.$B20];[.$O$8:.$O$11];[.Q$8:.Q$11];;0)" office:value-type="float" office:value="0" calcext:value-type="float">
            <text:p>0</text:p>
          </table:table-cell>
          <table:table-cell table:formula="of:=[.E19]+[.K19]" office:value-type="float" office:value="1.97466687700247" calcext:value-type="float">
            <text:p>1.97466687700247</text:p>
          </table:table-cell>
          <table:table-cell table:formula="of:=[.F19]+[.L19]" office:value-type="float" office:value="1.38472558218073" calcext:value-type="float">
            <text:p>1.38472558218073</text:p>
          </table:table-cell>
          <table:table-cell table:formula="of:=[.G19]+[.M19]" office:value-type="float" office:value="-1.95290433034124" calcext:value-type="float">
            <text:p>-1.95290433034124</text:p>
          </table:table-cell>
          <table:table-cell table:formula="of:=COM.MICROSOFT.XLOOKUP([.$B20];[.$O$8:.$O$11];[.R$8:.R$11];;0)" office:value-type="float" office:value="0" calcext:value-type="float">
            <text:p>0.00E+00</text:p>
          </table:table-cell>
          <table:table-cell table:formula="of:=1/(1+EXP(-([.C20]*[.E20]+[.D20]*[.F20]+[.G20])))" office:value-type="float" office:value="0.124237015701131" calcext:value-type="float">
            <text:p>0.124237015701131</text:p>
          </table:table-cell>
          <table:table-cell table:formula="of:=[.H20]-[.I20]" office:value-type="float" office:value="-0.124237015701131" calcext:value-type="float">
            <text:p>-0.124237015701131</text:p>
          </table:table-cell>
          <table:table-cell table:formula="of:=[.$B$4]*[.$I20]*[.$J20]*(1-[.$I20])*[.C20]" office:value-type="float" office:value="-0" calcext:value-type="float">
            <text:p>0</text:p>
          </table:table-cell>
          <table:table-cell table:formula="of:=[.$B$4]*[.$I20]*[.$J20]*(1-[.$I20])*[.D20]" office:value-type="float" office:value="-0" calcext:value-type="float">
            <text:p>0</text:p>
          </table:table-cell>
          <table:table-cell table:formula="of:=[.$B$4]*[.$I20]*[.$J20]*(1-[.$I20])" office:value-type="float" office:value="-0.236552016734423" calcext:value-type="float">
            <text:p>-0.23655201673442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COM.MICROSOFT.XLOOKUP([.$B21];[.$O$8:.$O$11];[.P$8:.P$11];;0)" office:value-type="float" office:value="0" calcext:value-type="float">
            <text:p>0</text:p>
          </table:table-cell>
          <table:table-cell table:formula="of:=COM.MICROSOFT.XLOOKUP([.$B21];[.$O$8:.$O$11];[.Q$8:.Q$11];;0)" office:value-type="float" office:value="1" calcext:value-type="float">
            <text:p>1</text:p>
          </table:table-cell>
          <table:table-cell table:formula="of:=[.E20]+[.K20]" office:value-type="float" office:value="1.97466687700247" calcext:value-type="float">
            <text:p>1.97466687700247</text:p>
          </table:table-cell>
          <table:table-cell table:formula="of:=[.F20]+[.L20]" office:value-type="float" office:value="1.38472558218073" calcext:value-type="float">
            <text:p>1.38472558218073</text:p>
          </table:table-cell>
          <table:table-cell table:formula="of:=[.G20]+[.M20]" office:value-type="float" office:value="-2.18945634707566" calcext:value-type="float">
            <text:p>-2.18945634707566</text:p>
          </table:table-cell>
          <table:table-cell table:formula="of:=COM.MICROSOFT.XLOOKUP([.$B21];[.$O$8:.$O$11];[.R$8:.R$11];;0)" office:value-type="float" office:value="0" calcext:value-type="float">
            <text:p>0.00E+00</text:p>
          </table:table-cell>
          <table:table-cell table:formula="of:=1/(1+EXP(-([.C21]*[.E21]+[.D21]*[.F21]+[.G21])))" office:value-type="float" office:value="0.309014472926886" calcext:value-type="float">
            <text:p>0.309014472926886</text:p>
          </table:table-cell>
          <table:table-cell table:formula="of:=[.H21]-[.I21]" office:value-type="float" office:value="-0.309014472926886" calcext:value-type="float">
            <text:p>-0.309014472926886</text:p>
          </table:table-cell>
          <table:table-cell table:formula="of:=[.$B$4]*[.$I21]*[.$J21]*(1-[.$I21])*[.C21]" office:value-type="float" office:value="-0" calcext:value-type="float">
            <text:p>0</text:p>
          </table:table-cell>
          <table:table-cell table:formula="of:=[.$B$4]*[.$I21]*[.$J21]*(1-[.$I21])*[.D21]" office:value-type="float" office:value="-1.15468796827138" calcext:value-type="float">
            <text:p>-1.15468796827138</text:p>
          </table:table-cell>
          <table:table-cell table:formula="of:=[.$B$4]*[.$I21]*[.$J21]*(1-[.$I21])" office:value-type="float" office:value="-1.15468796827138" calcext:value-type="float">
            <text:p>-1.1546879682713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COM.MICROSOFT.XLOOKUP([.$B22];[.$O$8:.$O$11];[.P$8:.P$11];;0)" office:value-type="float" office:value="1" calcext:value-type="float">
            <text:p>1</text:p>
          </table:table-cell>
          <table:table-cell table:formula="of:=COM.MICROSOFT.XLOOKUP([.$B22];[.$O$8:.$O$11];[.Q$8:.Q$11];;0)" office:value-type="float" office:value="0" calcext:value-type="float">
            <text:p>0</text:p>
          </table:table-cell>
          <table:table-cell table:formula="of:=[.E21]+[.K21]" office:value-type="float" office:value="1.97466687700247" calcext:value-type="float">
            <text:p>1.97466687700247</text:p>
          </table:table-cell>
          <table:table-cell table:formula="of:=[.F21]+[.L21]" office:value-type="float" office:value="0.230037613909354" calcext:value-type="float">
            <text:p>0.230037613909354</text:p>
          </table:table-cell>
          <table:table-cell table:formula="of:=[.G21]+[.M21]" office:value-type="float" office:value="-3.34414431534704" calcext:value-type="float">
            <text:p>-3.34414431534704</text:p>
          </table:table-cell>
          <table:table-cell table:formula="of:=COM.MICROSOFT.XLOOKUP([.$B22];[.$O$8:.$O$11];[.R$8:.R$11];;0)" office:value-type="float" office:value="0" calcext:value-type="float">
            <text:p>0.00E+00</text:p>
          </table:table-cell>
          <table:table-cell table:formula="of:=1/(1+EXP(-([.C22]*[.E22]+[.D22]*[.F22]+[.G22])))" office:value-type="float" office:value="0.202704287248256" calcext:value-type="float">
            <text:p>0.202704287248256</text:p>
          </table:table-cell>
          <table:table-cell table:formula="of:=[.H22]-[.I22]" office:value-type="float" office:value="-0.202704287248256" calcext:value-type="float">
            <text:p>-0.202704287248256</text:p>
          </table:table-cell>
          <table:table-cell table:formula="of:=[.$B$4]*[.$I22]*[.$J22]*(1-[.$I22])*[.C22]" office:value-type="float" office:value="-0.573301853607157" calcext:value-type="float">
            <text:p>-0.573301853607157</text:p>
          </table:table-cell>
          <table:table-cell table:formula="of:=[.$B$4]*[.$I22]*[.$J22]*(1-[.$I22])*[.D22]" office:value-type="float" office:value="-0" calcext:value-type="float">
            <text:p>0</text:p>
          </table:table-cell>
          <table:table-cell table:formula="of:=[.$B$4]*[.$I22]*[.$J22]*(1-[.$I22])" office:value-type="float" office:value="-0.573301853607157" calcext:value-type="float">
            <text:p>-0.57330185360715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COM.MICROSOFT.XLOOKUP([.$B23];[.$O$8:.$O$11];[.P$8:.P$11];;0)" office:value-type="float" office:value="1" calcext:value-type="float">
            <text:p>1</text:p>
          </table:table-cell>
          <table:table-cell table:formula="of:=COM.MICROSOFT.XLOOKUP([.$B23];[.$O$8:.$O$11];[.Q$8:.Q$11];;0)" office:value-type="float" office:value="1" calcext:value-type="float">
            <text:p>1</text:p>
          </table:table-cell>
          <table:table-cell table:formula="of:=[.E22]+[.K22]" office:value-type="float" office:value="1.40136502339531" calcext:value-type="float">
            <text:p>1.40136502339531</text:p>
          </table:table-cell>
          <table:table-cell table:formula="of:=[.F22]+[.L22]" office:value-type="float" office:value="0.230037613909354" calcext:value-type="float">
            <text:p>0.230037613909354</text:p>
          </table:table-cell>
          <table:table-cell table:formula="of:=[.G22]+[.M22]" office:value-type="float" office:value="-3.9174461689542" calcext:value-type="float">
            <text:p>-3.9174461689542</text:p>
          </table:table-cell>
          <table:table-cell table:formula="of:=COM.MICROSOFT.XLOOKUP([.$B23];[.$O$8:.$O$11];[.R$8:.R$11];;0)" office:value-type="float" office:value="1" calcext:value-type="float">
            <text:p>1.00E+00</text:p>
          </table:table-cell>
          <table:table-cell table:formula="of:=1/(1+EXP(-([.C23]*[.E23]+[.D23]*[.F23]+[.G23])))" office:value-type="float" office:value="0.0922854444992059" calcext:value-type="float">
            <text:p>0.0922854444992059</text:p>
          </table:table-cell>
          <table:table-cell table:formula="of:=[.H23]-[.I23]" office:value-type="float" office:value="0.907714555500794" calcext:value-type="float">
            <text:p>0.907714555500794</text:p>
          </table:table-cell>
          <table:table-cell table:formula="of:=[.$B$4]*[.$I23]*[.$J23]*(1-[.$I23])*[.C23]" office:value-type="float" office:value="1.33066843847767" calcext:value-type="float">
            <text:p>1.33066843847767</text:p>
          </table:table-cell>
          <table:table-cell table:formula="of:=[.$B$4]*[.$I23]*[.$J23]*(1-[.$I23])*[.D23]" office:value-type="float" office:value="1.33066843847767" calcext:value-type="float">
            <text:p>1.33066843847767</text:p>
          </table:table-cell>
          <table:table-cell table:formula="of:=[.$B$4]*[.$I23]*[.$J23]*(1-[.$I23])" office:value-type="float" office:value="1.33066843847767" calcext:value-type="float">
            <text:p>1.3306684384776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M.MICROSOFT.XLOOKUP([.$B24];[.$O$8:.$O$11];[.P$8:.P$11];;0)" office:value-type="float" office:value="0" calcext:value-type="float">
            <text:p>0</text:p>
          </table:table-cell>
          <table:table-cell table:formula="of:=COM.MICROSOFT.XLOOKUP([.$B24];[.$O$8:.$O$11];[.Q$8:.Q$11];;0)" office:value-type="float" office:value="0" calcext:value-type="float">
            <text:p>0</text:p>
          </table:table-cell>
          <table:table-cell table:formula="of:=[.E23]+[.K23]" office:value-type="float" office:value="2.73203346187298" calcext:value-type="float">
            <text:p>2.73203346187298</text:p>
          </table:table-cell>
          <table:table-cell table:formula="of:=[.F23]+[.L23]" office:value-type="float" office:value="1.56070605238703" calcext:value-type="float">
            <text:p>1.56070605238703</text:p>
          </table:table-cell>
          <table:table-cell table:formula="of:=[.G23]+[.M23]" office:value-type="float" office:value="-2.58677773047652" calcext:value-type="float">
            <text:p>-2.58677773047652</text:p>
          </table:table-cell>
          <table:table-cell table:formula="of:=COM.MICROSOFT.XLOOKUP([.$B24];[.$O$8:.$O$11];[.R$8:.R$11];;0)" office:value-type="float" office:value="0" calcext:value-type="float">
            <text:p>0.00E+00</text:p>
          </table:table-cell>
          <table:table-cell table:formula="of:=1/(1+EXP(-([.C24]*[.E24]+[.D24]*[.F24]+[.G24])))" office:value-type="float" office:value="0.0699942462654353" calcext:value-type="float">
            <text:p>0.0699942462654353</text:p>
          </table:table-cell>
          <table:table-cell table:formula="of:=[.H24]-[.I24]" office:value-type="float" office:value="-0.0699942462654353" calcext:value-type="float">
            <text:p>-0.0699942462654353</text:p>
          </table:table-cell>
          <table:table-cell table:formula="of:=[.$B$4]*[.$I24]*[.$J24]*(1-[.$I24])*[.C24]" office:value-type="float" office:value="-0" calcext:value-type="float">
            <text:p>0</text:p>
          </table:table-cell>
          <table:table-cell table:formula="of:=[.$B$4]*[.$I24]*[.$J24]*(1-[.$I24])*[.D24]" office:value-type="float" office:value="-0" calcext:value-type="float">
            <text:p>0</text:p>
          </table:table-cell>
          <table:table-cell table:formula="of:=[.$B$4]*[.$I24]*[.$J24]*(1-[.$I24])" office:value-type="float" office:value="-0.0797348839562197" calcext:value-type="float">
            <text:p>-0.079734883956219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COM.MICROSOFT.XLOOKUP([.$B25];[.$O$8:.$O$11];[.P$8:.P$11];;0)" office:value-type="float" office:value="0" calcext:value-type="float">
            <text:p>0</text:p>
          </table:table-cell>
          <table:table-cell table:formula="of:=COM.MICROSOFT.XLOOKUP([.$B25];[.$O$8:.$O$11];[.Q$8:.Q$11];;0)" office:value-type="float" office:value="1" calcext:value-type="float">
            <text:p>1</text:p>
          </table:table-cell>
          <table:table-cell table:formula="of:=[.E24]+[.K24]" office:value-type="float" office:value="2.73203346187298" calcext:value-type="float">
            <text:p>2.73203346187298</text:p>
          </table:table-cell>
          <table:table-cell table:formula="of:=[.F24]+[.L24]" office:value-type="float" office:value="1.56070605238703" calcext:value-type="float">
            <text:p>1.56070605238703</text:p>
          </table:table-cell>
          <table:table-cell table:formula="of:=[.G24]+[.M24]" office:value-type="float" office:value="-2.66651261443274" calcext:value-type="float">
            <text:p>-2.66651261443274</text:p>
          </table:table-cell>
          <table:table-cell table:formula="of:=COM.MICROSOFT.XLOOKUP([.$B25];[.$O$8:.$O$11];[.R$8:.R$11];;0)" office:value-type="float" office:value="0" calcext:value-type="float">
            <text:p>0.00E+00</text:p>
          </table:table-cell>
          <table:table-cell table:formula="of:=1/(1+EXP(-([.C25]*[.E25]+[.D25]*[.F25]+[.G25])))" office:value-type="float" office:value="0.248653501319222" calcext:value-type="float">
            <text:p>0.248653501319222</text:p>
          </table:table-cell>
          <table:table-cell table:formula="of:=[.H25]-[.I25]" office:value-type="float" office:value="-0.248653501319222" calcext:value-type="float">
            <text:p>-0.248653501319222</text:p>
          </table:table-cell>
          <table:table-cell table:formula="of:=[.$B$4]*[.$I25]*[.$J25]*(1-[.$I25])*[.C25]" office:value-type="float" office:value="-0" calcext:value-type="float">
            <text:p>0</text:p>
          </table:table-cell>
          <table:table-cell table:formula="of:=[.$B$4]*[.$I25]*[.$J25]*(1-[.$I25])*[.D25]" office:value-type="float" office:value="-0.812956810193714" calcext:value-type="float">
            <text:p>-0.812956810193714</text:p>
          </table:table-cell>
          <table:table-cell table:formula="of:=[.$B$4]*[.$I25]*[.$J25]*(1-[.$I25])" office:value-type="float" office:value="-0.812956810193714" calcext:value-type="float">
            <text:p>-0.81295681019371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COM.MICROSOFT.XLOOKUP([.$B26];[.$O$8:.$O$11];[.P$8:.P$11];;0)" office:value-type="float" office:value="1" calcext:value-type="float">
            <text:p>1</text:p>
          </table:table-cell>
          <table:table-cell table:formula="of:=COM.MICROSOFT.XLOOKUP([.$B26];[.$O$8:.$O$11];[.Q$8:.Q$11];;0)" office:value-type="float" office:value="0" calcext:value-type="float">
            <text:p>0</text:p>
          </table:table-cell>
          <table:table-cell table:formula="of:=[.E25]+[.K25]" office:value-type="float" office:value="2.73203346187298" calcext:value-type="float">
            <text:p>2.73203346187298</text:p>
          </table:table-cell>
          <table:table-cell table:formula="of:=[.F25]+[.L25]" office:value-type="float" office:value="0.747749242193313" calcext:value-type="float">
            <text:p>0.747749242193313</text:p>
          </table:table-cell>
          <table:table-cell table:formula="of:=[.G25]+[.M25]" office:value-type="float" office:value="-3.47946942462646" calcext:value-type="float">
            <text:p>-3.47946942462646</text:p>
          </table:table-cell>
          <table:table-cell table:formula="of:=COM.MICROSOFT.XLOOKUP([.$B26];[.$O$8:.$O$11];[.R$8:.R$11];;0)" office:value-type="float" office:value="0" calcext:value-type="float">
            <text:p>0.00E+00</text:p>
          </table:table-cell>
          <table:table-cell table:formula="of:=1/(1+EXP(-([.C26]*[.E26]+[.D26]*[.F26]+[.G26])))" office:value-type="float" office:value="0.321380248190299" calcext:value-type="float">
            <text:p>0.321380248190299</text:p>
          </table:table-cell>
          <table:table-cell table:formula="of:=[.H26]-[.I26]" office:value-type="float" office:value="-0.321380248190299" calcext:value-type="float">
            <text:p>-0.321380248190299</text:p>
          </table:table-cell>
          <table:table-cell table:formula="of:=[.$B$4]*[.$I26]*[.$J26]*(1-[.$I26])*[.C26]" office:value-type="float" office:value="-1.22659985300377" calcext:value-type="float">
            <text:p>-1.22659985300377</text:p>
          </table:table-cell>
          <table:table-cell table:formula="of:=[.$B$4]*[.$I26]*[.$J26]*(1-[.$I26])*[.D26]" office:value-type="float" office:value="-0" calcext:value-type="float">
            <text:p>0</text:p>
          </table:table-cell>
          <table:table-cell table:formula="of:=[.$B$4]*[.$I26]*[.$J26]*(1-[.$I26])" office:value-type="float" office:value="-1.22659985300377" calcext:value-type="float">
            <text:p>-1.2265998530037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COM.MICROSOFT.XLOOKUP([.$B27];[.$O$8:.$O$11];[.P$8:.P$11];;0)" office:value-type="float" office:value="1" calcext:value-type="float">
            <text:p>1</text:p>
          </table:table-cell>
          <table:table-cell table:formula="of:=COM.MICROSOFT.XLOOKUP([.$B27];[.$O$8:.$O$11];[.Q$8:.Q$11];;0)" office:value-type="float" office:value="1" calcext:value-type="float">
            <text:p>1</text:p>
          </table:table-cell>
          <table:table-cell table:formula="of:=[.E26]+[.K26]" office:value-type="float" office:value="1.50543360886921" calcext:value-type="float">
            <text:p>1.50543360886921</text:p>
          </table:table-cell>
          <table:table-cell table:formula="of:=[.F26]+[.L26]" office:value-type="float" office:value="0.747749242193313" calcext:value-type="float">
            <text:p>0.747749242193313</text:p>
          </table:table-cell>
          <table:table-cell table:formula="of:=[.G26]+[.M26]" office:value-type="float" office:value="-4.70606927763023" calcext:value-type="float">
            <text:p>-4.70606927763023</text:p>
          </table:table-cell>
          <table:table-cell table:formula="of:=COM.MICROSOFT.XLOOKUP([.$B27];[.$O$8:.$O$11];[.R$8:.R$11];;0)" office:value-type="float" office:value="1" calcext:value-type="float">
            <text:p>1.00E+00</text:p>
          </table:table-cell>
          <table:table-cell table:formula="of:=1/(1+EXP(-([.C27]*[.E27]+[.D27]*[.F27]+[.G27])))" office:value-type="float" office:value="0.0792277264594188" calcext:value-type="float">
            <text:p>0.0792277264594188</text:p>
          </table:table-cell>
          <table:table-cell table:formula="of:=[.H27]-[.I27]" office:value-type="float" office:value="0.920772273540581" calcext:value-type="float">
            <text:p>0.920772273540581</text:p>
          </table:table-cell>
          <table:table-cell table:formula="of:=[.$B$4]*[.$I27]*[.$J27]*(1-[.$I27])*[.C27]" office:value-type="float" office:value="1.17549208357936" calcext:value-type="float">
            <text:p>1.17549208357936</text:p>
          </table:table-cell>
          <table:table-cell table:formula="of:=[.$B$4]*[.$I27]*[.$J27]*(1-[.$I27])*[.D27]" office:value-type="float" office:value="1.17549208357936" calcext:value-type="float">
            <text:p>1.17549208357936</text:p>
          </table:table-cell>
          <table:table-cell table:formula="of:=[.$B$4]*[.$I27]*[.$J27]*(1-[.$I27])" office:value-type="float" office:value="1.17549208357936" calcext:value-type="float">
            <text:p>1.1754920835793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COM.MICROSOFT.XLOOKUP([.$B28];[.$O$8:.$O$11];[.P$8:.P$11];;0)" office:value-type="float" office:value="0" calcext:value-type="float">
            <text:p>0</text:p>
          </table:table-cell>
          <table:table-cell table:formula="of:=COM.MICROSOFT.XLOOKUP([.$B28];[.$O$8:.$O$11];[.Q$8:.Q$11];;0)" office:value-type="float" office:value="0" calcext:value-type="float">
            <text:p>0</text:p>
          </table:table-cell>
          <table:table-cell table:formula="of:=[.E27]+[.K27]" office:value-type="float" office:value="2.68092569244858" calcext:value-type="float">
            <text:p>2.68092569244858</text:p>
          </table:table-cell>
          <table:table-cell table:formula="of:=[.F27]+[.L27]" office:value-type="float" office:value="1.92324132577267" calcext:value-type="float">
            <text:p>1.92324132577267</text:p>
          </table:table-cell>
          <table:table-cell table:formula="of:=[.G27]+[.M27]" office:value-type="float" office:value="-3.53057719405086" calcext:value-type="float">
            <text:p>-3.53057719405086</text:p>
          </table:table-cell>
          <table:table-cell table:formula="of:=COM.MICROSOFT.XLOOKUP([.$B28];[.$O$8:.$O$11];[.R$8:.R$11];;0)" office:value-type="float" office:value="0" calcext:value-type="float">
            <text:p>0.00E+00</text:p>
          </table:table-cell>
          <table:table-cell table:formula="of:=1/(1+EXP(-([.C28]*[.E28]+[.D28]*[.F28]+[.G28])))" office:value-type="float" office:value="0.0284546268393699" calcext:value-type="float">
            <text:p>0.0284546268393699</text:p>
          </table:table-cell>
          <table:table-cell table:formula="of:=[.H28]-[.I28]" office:value-type="float" office:value="-0.0284546268393699" calcext:value-type="float">
            <text:p>-0.0284546268393699</text:p>
          </table:table-cell>
          <table:table-cell table:formula="of:=[.$B$4]*[.$I28]*[.$J28]*(1-[.$I28])*[.C28]" office:value-type="float" office:value="-0" calcext:value-type="float">
            <text:p>0</text:p>
          </table:table-cell>
          <table:table-cell table:formula="of:=[.$B$4]*[.$I28]*[.$J28]*(1-[.$I28])*[.D28]" office:value-type="float" office:value="-0" calcext:value-type="float">
            <text:p>0</text:p>
          </table:table-cell>
          <table:table-cell table:formula="of:=[.$B$4]*[.$I28]*[.$J28]*(1-[.$I28])" office:value-type="float" office:value="-0.0137659733870661" calcext:value-type="float">
            <text:p>-0.013765973387066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COM.MICROSOFT.XLOOKUP([.$B29];[.$O$8:.$O$11];[.P$8:.P$11];;0)" office:value-type="float" office:value="0" calcext:value-type="float">
            <text:p>0</text:p>
          </table:table-cell>
          <table:table-cell table:formula="of:=COM.MICROSOFT.XLOOKUP([.$B29];[.$O$8:.$O$11];[.Q$8:.Q$11];;0)" office:value-type="float" office:value="1" calcext:value-type="float">
            <text:p>1</text:p>
          </table:table-cell>
          <table:table-cell table:formula="of:=[.E28]+[.K28]" office:value-type="float" office:value="2.68092569244858" calcext:value-type="float">
            <text:p>2.68092569244858</text:p>
          </table:table-cell>
          <table:table-cell table:formula="of:=[.F28]+[.L28]" office:value-type="float" office:value="1.92324132577267" calcext:value-type="float">
            <text:p>1.92324132577267</text:p>
          </table:table-cell>
          <table:table-cell table:formula="of:=[.G28]+[.M28]" office:value-type="float" office:value="-3.54434316743793" calcext:value-type="float">
            <text:p>-3.54434316743793</text:p>
          </table:table-cell>
          <table:table-cell table:formula="of:=COM.MICROSOFT.XLOOKUP([.$B29];[.$O$8:.$O$11];[.R$8:.R$11];;0)" office:value-type="float" office:value="0" calcext:value-type="float">
            <text:p>0.00E+00</text:p>
          </table:table-cell>
          <table:table-cell table:formula="of:=1/(1+EXP(-([.C29]*[.E29]+[.D29]*[.F29]+[.G29])))" office:value-type="float" office:value="0.165052968809761" calcext:value-type="float">
            <text:p>0.165052968809761</text:p>
          </table:table-cell>
          <table:table-cell table:formula="of:=[.H29]-[.I29]" office:value-type="float" office:value="-0.165052968809761" calcext:value-type="float">
            <text:p>-0.165052968809761</text:p>
          </table:table-cell>
          <table:table-cell table:formula="of:=[.$B$4]*[.$I29]*[.$J29]*(1-[.$I29])*[.C29]" office:value-type="float" office:value="-0" calcext:value-type="float">
            <text:p>0</text:p>
          </table:table-cell>
          <table:table-cell table:formula="of:=[.$B$4]*[.$I29]*[.$J29]*(1-[.$I29])*[.D29]" office:value-type="float" office:value="-0.398055523187197" calcext:value-type="float">
            <text:p>-0.398055523187197</text:p>
          </table:table-cell>
          <table:table-cell table:formula="of:=[.$B$4]*[.$I29]*[.$J29]*(1-[.$I29])" office:value-type="float" office:value="-0.398055523187197" calcext:value-type="float">
            <text:p>-0.39805552318719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COM.MICROSOFT.XLOOKUP([.$B30];[.$O$8:.$O$11];[.P$8:.P$11];;0)" office:value-type="float" office:value="1" calcext:value-type="float">
            <text:p>1</text:p>
          </table:table-cell>
          <table:table-cell table:formula="of:=COM.MICROSOFT.XLOOKUP([.$B30];[.$O$8:.$O$11];[.Q$8:.Q$11];;0)" office:value-type="float" office:value="0" calcext:value-type="float">
            <text:p>0</text:p>
          </table:table-cell>
          <table:table-cell table:formula="of:=[.E29]+[.K29]" office:value-type="float" office:value="2.68092569244858" calcext:value-type="float">
            <text:p>2.68092569244858</text:p>
          </table:table-cell>
          <table:table-cell table:formula="of:=[.F29]+[.L29]" office:value-type="float" office:value="1.52518580258548" calcext:value-type="float">
            <text:p>1.52518580258548</text:p>
          </table:table-cell>
          <table:table-cell table:formula="of:=[.G29]+[.M29]" office:value-type="float" office:value="-3.94239869062513" calcext:value-type="float">
            <text:p>-3.94239869062513</text:p>
          </table:table-cell>
          <table:table-cell table:formula="of:=COM.MICROSOFT.XLOOKUP([.$B30];[.$O$8:.$O$11];[.R$8:.R$11];;0)" office:value-type="float" office:value="0" calcext:value-type="float">
            <text:p>0.00E+00</text:p>
          </table:table-cell>
          <table:table-cell table:formula="of:=1/(1+EXP(-([.C30]*[.E30]+[.D30]*[.F30]+[.G30])))" office:value-type="float" office:value="0.220720428007835" calcext:value-type="float">
            <text:p>0.220720428007835</text:p>
          </table:table-cell>
          <table:table-cell table:formula="of:=[.H30]-[.I30]" office:value-type="float" office:value="-0.220720428007835" calcext:value-type="float">
            <text:p>-0.220720428007835</text:p>
          </table:table-cell>
          <table:table-cell table:formula="of:=[.$B$4]*[.$I30]*[.$J30]*(1-[.$I30])*[.C30]" office:value-type="float" office:value="-0.664379769697184" calcext:value-type="float">
            <text:p>-0.664379769697184</text:p>
          </table:table-cell>
          <table:table-cell table:formula="of:=[.$B$4]*[.$I30]*[.$J30]*(1-[.$I30])*[.D30]" office:value-type="float" office:value="-0" calcext:value-type="float">
            <text:p>0</text:p>
          </table:table-cell>
          <table:table-cell table:formula="of:=[.$B$4]*[.$I30]*[.$J30]*(1-[.$I30])" office:value-type="float" office:value="-0.664379769697184" calcext:value-type="float">
            <text:p>-0.66437976969718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COM.MICROSOFT.XLOOKUP([.$B31];[.$O$8:.$O$11];[.P$8:.P$11];;0)" office:value-type="float" office:value="1" calcext:value-type="float">
            <text:p>1</text:p>
          </table:table-cell>
          <table:table-cell table:formula="of:=COM.MICROSOFT.XLOOKUP([.$B31];[.$O$8:.$O$11];[.Q$8:.Q$11];;0)" office:value-type="float" office:value="1" calcext:value-type="float">
            <text:p>1</text:p>
          </table:table-cell>
          <table:table-cell table:formula="of:=[.E30]+[.K30]" office:value-type="float" office:value="2.01654592275139" calcext:value-type="float">
            <text:p>2.01654592275139</text:p>
          </table:table-cell>
          <table:table-cell table:formula="of:=[.F30]+[.L30]" office:value-type="float" office:value="1.52518580258548" calcext:value-type="float">
            <text:p>1.52518580258548</text:p>
          </table:table-cell>
          <table:table-cell table:formula="of:=[.G30]+[.M30]" office:value-type="float" office:value="-4.60677846032231" calcext:value-type="float">
            <text:p>-4.60677846032231</text:p>
          </table:table-cell>
          <table:table-cell table:formula="of:=COM.MICROSOFT.XLOOKUP([.$B31];[.$O$8:.$O$11];[.R$8:.R$11];;0)" office:value-type="float" office:value="1" calcext:value-type="float">
            <text:p>1.00E+00</text:p>
          </table:table-cell>
          <table:table-cell table:formula="of:=1/(1+EXP(-([.C31]*[.E31]+[.D31]*[.F31]+[.G31])))" office:value-type="float" office:value="0.256346198919976" calcext:value-type="float">
            <text:p>0.256346198919976</text:p>
          </table:table-cell>
          <table:table-cell table:formula="of:=[.H31]-[.I31]" office:value-type="float" office:value="0.743653801080024" calcext:value-type="float">
            <text:p>0.743653801080024</text:p>
          </table:table-cell>
          <table:table-cell table:formula="of:=[.$B$4]*[.$I31]*[.$J31]*(1-[.$I31])*[.C31]" office:value-type="float" office:value="2.48088443898616" calcext:value-type="float">
            <text:p>2.48088443898616</text:p>
          </table:table-cell>
          <table:table-cell table:formula="of:=[.$B$4]*[.$I31]*[.$J31]*(1-[.$I31])*[.D31]" office:value-type="float" office:value="2.48088443898616" calcext:value-type="float">
            <text:p>2.48088443898616</text:p>
          </table:table-cell>
          <table:table-cell table:formula="of:=[.$B$4]*[.$I31]*[.$J31]*(1-[.$I31])" office:value-type="float" office:value="2.48088443898616" calcext:value-type="float">
            <text:p>2.4808844389861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COM.MICROSOFT.XLOOKUP([.$B32];[.$O$8:.$O$11];[.P$8:.P$11];;0)" office:value-type="float" office:value="0" calcext:value-type="float">
            <text:p>0</text:p>
          </table:table-cell>
          <table:table-cell table:formula="of:=COM.MICROSOFT.XLOOKUP([.$B32];[.$O$8:.$O$11];[.Q$8:.Q$11];;0)" office:value-type="float" office:value="0" calcext:value-type="float">
            <text:p>0</text:p>
          </table:table-cell>
          <table:table-cell table:formula="of:=[.E31]+[.K31]" office:value-type="float" office:value="4.49743036173756" calcext:value-type="float">
            <text:p>4.49743036173756</text:p>
          </table:table-cell>
          <table:table-cell table:formula="of:=[.F31]+[.L31]" office:value-type="float" office:value="4.00607024157164" calcext:value-type="float">
            <text:p>4.00607024157164</text:p>
          </table:table-cell>
          <table:table-cell table:formula="of:=[.G31]+[.M31]" office:value-type="float" office:value="-2.12589402133615" calcext:value-type="float">
            <text:p>-2.12589402133615</text:p>
          </table:table-cell>
          <table:table-cell table:formula="of:=COM.MICROSOFT.XLOOKUP([.$B32];[.$O$8:.$O$11];[.R$8:.R$11];;0)" office:value-type="float" office:value="0" calcext:value-type="float">
            <text:p>0.00E+00</text:p>
          </table:table-cell>
          <table:table-cell table:formula="of:=1/(1+EXP(-([.C32]*[.E32]+[.D32]*[.F32]+[.G32])))" office:value-type="float" office:value="0.106605416774687" calcext:value-type="float">
            <text:p>0.106605416774687</text:p>
          </table:table-cell>
          <table:table-cell table:formula="of:=[.H32]-[.I32]" office:value-type="float" office:value="-0.106605416774687" calcext:value-type="float">
            <text:p>-0.106605416774687</text:p>
          </table:table-cell>
          <table:table-cell table:formula="of:=[.$B$4]*[.$I32]*[.$J32]*(1-[.$I32])*[.C32]" office:value-type="float" office:value="-0" calcext:value-type="float">
            <text:p>0</text:p>
          </table:table-cell>
          <table:table-cell table:formula="of:=[.$B$4]*[.$I32]*[.$J32]*(1-[.$I32])*[.D32]" office:value-type="float" office:value="-0" calcext:value-type="float">
            <text:p>0</text:p>
          </table:table-cell>
          <table:table-cell table:formula="of:=[.$B$4]*[.$I32]*[.$J32]*(1-[.$I32])" office:value-type="float" office:value="-0.177680557578801" calcext:value-type="float">
            <text:p>-0.17768055757880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COM.MICROSOFT.XLOOKUP([.$B33];[.$O$8:.$O$11];[.P$8:.P$11];;0)" office:value-type="float" office:value="0" calcext:value-type="float">
            <text:p>0</text:p>
          </table:table-cell>
          <table:table-cell table:formula="of:=COM.MICROSOFT.XLOOKUP([.$B33];[.$O$8:.$O$11];[.Q$8:.Q$11];;0)" office:value-type="float" office:value="1" calcext:value-type="float">
            <text:p>1</text:p>
          </table:table-cell>
          <table:table-cell table:formula="of:=[.E32]+[.K32]" office:value-type="float" office:value="4.49743036173756" calcext:value-type="float">
            <text:p>4.49743036173756</text:p>
          </table:table-cell>
          <table:table-cell table:formula="of:=[.F32]+[.L32]" office:value-type="float" office:value="4.00607024157164" calcext:value-type="float">
            <text:p>4.00607024157164</text:p>
          </table:table-cell>
          <table:table-cell table:formula="of:=[.G32]+[.M32]" office:value-type="float" office:value="-2.30357457891495" calcext:value-type="float">
            <text:p>-2.30357457891495</text:p>
          </table:table-cell>
          <table:table-cell table:formula="of:=COM.MICROSOFT.XLOOKUP([.$B33];[.$O$8:.$O$11];[.R$8:.R$11];;0)" office:value-type="float" office:value="0" calcext:value-type="float">
            <text:p>0.00E+00</text:p>
          </table:table-cell>
          <table:table-cell table:formula="of:=1/(1+EXP(-([.C33]*[.E33]+[.D33]*[.F33]+[.G33])))" office:value-type="float" office:value="0.845860401797917" calcext:value-type="float">
            <text:p>0.845860401797917</text:p>
          </table:table-cell>
          <table:table-cell table:formula="of:=[.H33]-[.I33]" office:value-type="float" office:value="-0.845860401797917" calcext:value-type="float">
            <text:p>-0.845860401797917</text:p>
          </table:table-cell>
          <table:table-cell table:formula="of:=[.$B$4]*[.$I33]*[.$J33]*(1-[.$I33])*[.C33]" office:value-type="float" office:value="-0" calcext:value-type="float">
            <text:p>0</text:p>
          </table:table-cell>
          <table:table-cell table:formula="of:=[.$B$4]*[.$I33]*[.$J33]*(1-[.$I33])*[.D33]" office:value-type="float" office:value="-1.92996600778072" calcext:value-type="float">
            <text:p>-1.92996600778072</text:p>
          </table:table-cell>
          <table:table-cell table:formula="of:=[.$B$4]*[.$I33]*[.$J33]*(1-[.$I33])" office:value-type="float" office:value="-1.92996600778072" calcext:value-type="float">
            <text:p>-1.9299660077807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COM.MICROSOFT.XLOOKUP([.$B34];[.$O$8:.$O$11];[.P$8:.P$11];;0)" office:value-type="float" office:value="1" calcext:value-type="float">
            <text:p>1</text:p>
          </table:table-cell>
          <table:table-cell table:formula="of:=COM.MICROSOFT.XLOOKUP([.$B34];[.$O$8:.$O$11];[.Q$8:.Q$11];;0)" office:value-type="float" office:value="0" calcext:value-type="float">
            <text:p>0</text:p>
          </table:table-cell>
          <table:table-cell table:formula="of:=[.E33]+[.K33]" office:value-type="float" office:value="4.49743036173756" calcext:value-type="float">
            <text:p>4.49743036173756</text:p>
          </table:table-cell>
          <table:table-cell table:formula="of:=[.F33]+[.L33]" office:value-type="float" office:value="2.07610423379092" calcext:value-type="float">
            <text:p>2.07610423379092</text:p>
          </table:table-cell>
          <table:table-cell table:formula="of:=[.G33]+[.M33]" office:value-type="float" office:value="-4.23354058669567" calcext:value-type="float">
            <text:p>-4.23354058669567</text:p>
          </table:table-cell>
          <table:table-cell table:formula="of:=COM.MICROSOFT.XLOOKUP([.$B34];[.$O$8:.$O$11];[.R$8:.R$11];;0)" office:value-type="float" office:value="0" calcext:value-type="float">
            <text:p>0.00E+00</text:p>
          </table:table-cell>
          <table:table-cell table:formula="of:=1/(1+EXP(-([.C34]*[.E34]+[.D34]*[.F34]+[.G34])))" office:value-type="float" office:value="0.565592243114786" calcext:value-type="float">
            <text:p>0.565592243114786</text:p>
          </table:table-cell>
          <table:table-cell table:formula="of:=[.H34]-[.I34]" office:value-type="float" office:value="-0.565592243114786" calcext:value-type="float">
            <text:p>-0.565592243114786</text:p>
          </table:table-cell>
          <table:table-cell table:formula="of:=[.$B$4]*[.$I34]*[.$J34]*(1-[.$I34])*[.C34]" office:value-type="float" office:value="-2.43188206300287" calcext:value-type="float">
            <text:p>-2.43188206300287</text:p>
          </table:table-cell>
          <table:table-cell table:formula="of:=[.$B$4]*[.$I34]*[.$J34]*(1-[.$I34])*[.D34]" office:value-type="float" office:value="-0" calcext:value-type="float">
            <text:p>0</text:p>
          </table:table-cell>
          <table:table-cell table:formula="of:=[.$B$4]*[.$I34]*[.$J34]*(1-[.$I34])" office:value-type="float" office:value="-2.43188206300287" calcext:value-type="float">
            <text:p>-2.4318820630028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COM.MICROSOFT.XLOOKUP([.$B35];[.$O$8:.$O$11];[.P$8:.P$11];;0)" office:value-type="float" office:value="1" calcext:value-type="float">
            <text:p>1</text:p>
          </table:table-cell>
          <table:table-cell table:formula="of:=COM.MICROSOFT.XLOOKUP([.$B35];[.$O$8:.$O$11];[.Q$8:.Q$11];;0)" office:value-type="float" office:value="1" calcext:value-type="float">
            <text:p>1</text:p>
          </table:table-cell>
          <table:table-cell table:formula="of:=[.E34]+[.K34]" office:value-type="float" office:value="2.06554829873469" calcext:value-type="float">
            <text:p>2.06554829873469</text:p>
          </table:table-cell>
          <table:table-cell table:formula="of:=[.F34]+[.L34]" office:value-type="float" office:value="2.07610423379092" calcext:value-type="float">
            <text:p>2.07610423379092</text:p>
          </table:table-cell>
          <table:table-cell table:formula="of:=[.G34]+[.M34]" office:value-type="float" office:value="-6.66542264969854" calcext:value-type="float">
            <text:p>-6.66542264969854</text:p>
          </table:table-cell>
          <table:table-cell table:formula="of:=COM.MICROSOFT.XLOOKUP([.$B35];[.$O$8:.$O$11];[.R$8:.R$11];;0)" office:value-type="float" office:value="1" calcext:value-type="float">
            <text:p>1.00E+00</text:p>
          </table:table-cell>
          <table:table-cell table:formula="of:=1/(1+EXP(-([.C35]*[.E35]+[.D35]*[.F35]+[.G35])))" office:value-type="float" office:value="0.0742085158882764" calcext:value-type="float">
            <text:p>0.0742085158882764</text:p>
          </table:table-cell>
          <table:table-cell table:formula="of:=[.H35]-[.I35]" office:value-type="float" office:value="0.925791484111724" calcext:value-type="float">
            <text:p>0.925791484111724</text:p>
          </table:table-cell>
          <table:table-cell table:formula="of:=[.$B$4]*[.$I35]*[.$J35]*(1-[.$I35])*[.C35]" office:value-type="float" office:value="1.11305892928973" calcext:value-type="float">
            <text:p>1.11305892928973</text:p>
          </table:table-cell>
          <table:table-cell table:formula="of:=[.$B$4]*[.$I35]*[.$J35]*(1-[.$I35])*[.D35]" office:value-type="float" office:value="1.11305892928973" calcext:value-type="float">
            <text:p>1.11305892928973</text:p>
          </table:table-cell>
          <table:table-cell table:formula="of:=[.$B$4]*[.$I35]*[.$J35]*(1-[.$I35])" office:value-type="float" office:value="1.11305892928973" calcext:value-type="float">
            <text:p>1.1130589292897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COM.MICROSOFT.XLOOKUP([.$B36];[.$O$8:.$O$11];[.P$8:.P$11];;0)" office:value-type="float" office:value="0" calcext:value-type="float">
            <text:p>0</text:p>
          </table:table-cell>
          <table:table-cell table:formula="of:=COM.MICROSOFT.XLOOKUP([.$B36];[.$O$8:.$O$11];[.Q$8:.Q$11];;0)" office:value-type="float" office:value="0" calcext:value-type="float">
            <text:p>0</text:p>
          </table:table-cell>
          <table:table-cell table:formula="of:=[.E35]+[.K35]" office:value-type="float" office:value="3.17860722802441" calcext:value-type="float">
            <text:p>3.17860722802441</text:p>
          </table:table-cell>
          <table:table-cell table:formula="of:=[.F35]+[.L35]" office:value-type="float" office:value="3.18916316308065" calcext:value-type="float">
            <text:p>3.18916316308065</text:p>
          </table:table-cell>
          <table:table-cell table:formula="of:=[.G35]+[.M35]" office:value-type="float" office:value="-5.55236372040881" calcext:value-type="float">
            <text:p>-5.55236372040881</text:p>
          </table:table-cell>
          <table:table-cell table:formula="of:=COM.MICROSOFT.XLOOKUP([.$B36];[.$O$8:.$O$11];[.R$8:.R$11];;0)" office:value-type="float" office:value="0" calcext:value-type="float">
            <text:p>0.00E+00</text:p>
          </table:table-cell>
          <table:table-cell table:formula="of:=1/(1+EXP(-([.C36]*[.E36]+[.D36]*[.F36]+[.G36])))" office:value-type="float" office:value="0.0038632962910741" calcext:value-type="float">
            <text:p>0.0038632962910741</text:p>
          </table:table-cell>
          <table:table-cell table:formula="of:=[.H36]-[.I36]" office:value-type="float" office:value="-0.0038632962910741" calcext:value-type="float">
            <text:p>-0.0038632962910741</text:p>
          </table:table-cell>
          <table:table-cell table:formula="of:=[.$B$4]*[.$I36]*[.$J36]*(1-[.$I36])*[.C36]" office:value-type="float" office:value="-0" calcext:value-type="float">
            <text:p>0</text:p>
          </table:table-cell>
          <table:table-cell table:formula="of:=[.$B$4]*[.$I36]*[.$J36]*(1-[.$I36])*[.D36]" office:value-type="float" office:value="-0" calcext:value-type="float">
            <text:p>0</text:p>
          </table:table-cell>
          <table:table-cell table:formula="of:=[.$B$4]*[.$I36]*[.$J36]*(1-[.$I36])" office:value-type="float" office:value="-0.000260179470433972" calcext:value-type="float">
            <text:p>-0.00026017947043397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COM.MICROSOFT.XLOOKUP([.$B37];[.$O$8:.$O$11];[.P$8:.P$11];;0)" office:value-type="float" office:value="0" calcext:value-type="float">
            <text:p>0</text:p>
          </table:table-cell>
          <table:table-cell table:formula="of:=COM.MICROSOFT.XLOOKUP([.$B37];[.$O$8:.$O$11];[.Q$8:.Q$11];;0)" office:value-type="float" office:value="1" calcext:value-type="float">
            <text:p>1</text:p>
          </table:table-cell>
          <table:table-cell table:formula="of:=[.E36]+[.K36]" office:value-type="float" office:value="3.17860722802441" calcext:value-type="float">
            <text:p>3.17860722802441</text:p>
          </table:table-cell>
          <table:table-cell table:formula="of:=[.F36]+[.L36]" office:value-type="float" office:value="3.18916316308065" calcext:value-type="float">
            <text:p>3.18916316308065</text:p>
          </table:table-cell>
          <table:table-cell table:formula="of:=[.G36]+[.M36]" office:value-type="float" office:value="-5.55262389987925" calcext:value-type="float">
            <text:p>-5.55262389987925</text:p>
          </table:table-cell>
          <table:table-cell table:formula="of:=COM.MICROSOFT.XLOOKUP([.$B37];[.$O$8:.$O$11];[.R$8:.R$11];;0)" office:value-type="float" office:value="0" calcext:value-type="float">
            <text:p>0.00E+00</text:p>
          </table:table-cell>
          <table:table-cell table:formula="of:=1/(1+EXP(-([.C37]*[.E37]+[.D37]*[.F37]+[.G37])))" office:value-type="float" office:value="0.086001771625085" calcext:value-type="float">
            <text:p>0.086001771625085</text:p>
          </table:table-cell>
          <table:table-cell table:formula="of:=[.H37]-[.I37]" office:value-type="float" office:value="-0.086001771625085" calcext:value-type="float">
            <text:p>-0.086001771625085</text:p>
          </table:table-cell>
          <table:table-cell table:formula="of:=[.$B$4]*[.$I37]*[.$J37]*(1-[.$I37])*[.C37]" office:value-type="float" office:value="-0" calcext:value-type="float">
            <text:p>0</text:p>
          </table:table-cell>
          <table:table-cell table:formula="of:=[.$B$4]*[.$I37]*[.$J37]*(1-[.$I37])*[.D37]" office:value-type="float" office:value="-0.118303664727957" calcext:value-type="float">
            <text:p>-0.118303664727957</text:p>
          </table:table-cell>
          <table:table-cell table:formula="of:=[.$B$4]*[.$I37]*[.$J37]*(1-[.$I37])" office:value-type="float" office:value="-0.118303664727957" calcext:value-type="float">
            <text:p>-0.11830366472795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COM.MICROSOFT.XLOOKUP([.$B38];[.$O$8:.$O$11];[.P$8:.P$11];;0)" office:value-type="float" office:value="1" calcext:value-type="float">
            <text:p>1</text:p>
          </table:table-cell>
          <table:table-cell table:formula="of:=COM.MICROSOFT.XLOOKUP([.$B38];[.$O$8:.$O$11];[.Q$8:.Q$11];;0)" office:value-type="float" office:value="0" calcext:value-type="float">
            <text:p>0</text:p>
          </table:table-cell>
          <table:table-cell table:formula="of:=[.E37]+[.K37]" office:value-type="float" office:value="3.17860722802441" calcext:value-type="float">
            <text:p>3.17860722802441</text:p>
          </table:table-cell>
          <table:table-cell table:formula="of:=[.F37]+[.L37]" office:value-type="float" office:value="3.07085949835269" calcext:value-type="float">
            <text:p>3.07085949835269</text:p>
          </table:table-cell>
          <table:table-cell table:formula="of:=[.G37]+[.M37]" office:value-type="float" office:value="-5.6709275646072" calcext:value-type="float">
            <text:p>-5.6709275646072</text:p>
          </table:table-cell>
          <table:table-cell table:formula="of:=COM.MICROSOFT.XLOOKUP([.$B38];[.$O$8:.$O$11];[.R$8:.R$11];;0)" office:value-type="float" office:value="0" calcext:value-type="float">
            <text:p>0.00E+00</text:p>
          </table:table-cell>
          <table:table-cell table:formula="of:=1/(1+EXP(-([.C38]*[.E38]+[.D38]*[.F38]+[.G38])))" office:value-type="float" office:value="0.0763983096601299" calcext:value-type="float">
            <text:p>0.0763983096601299</text:p>
          </table:table-cell>
          <table:table-cell table:formula="of:=[.H38]-[.I38]" office:value-type="float" office:value="-0.0763983096601299" calcext:value-type="float">
            <text:p>-0.0763983096601299</text:p>
          </table:table-cell>
          <table:table-cell table:formula="of:=[.$B$4]*[.$I38]*[.$J38]*(1-[.$I38])*[.C38]" office:value-type="float" office:value="-0.0943387825381548" calcext:value-type="float">
            <text:p>-0.0943387825381548</text:p>
          </table:table-cell>
          <table:table-cell table:formula="of:=[.$B$4]*[.$I38]*[.$J38]*(1-[.$I38])*[.D38]" office:value-type="float" office:value="-0" calcext:value-type="float">
            <text:p>0</text:p>
          </table:table-cell>
          <table:table-cell table:formula="of:=[.$B$4]*[.$I38]*[.$J38]*(1-[.$I38])" office:value-type="float" office:value="-0.0943387825381548" calcext:value-type="float">
            <text:p>-0.094338782538154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COM.MICROSOFT.XLOOKUP([.$B39];[.$O$8:.$O$11];[.P$8:.P$11];;0)" office:value-type="float" office:value="1" calcext:value-type="float">
            <text:p>1</text:p>
          </table:table-cell>
          <table:table-cell table:formula="of:=COM.MICROSOFT.XLOOKUP([.$B39];[.$O$8:.$O$11];[.Q$8:.Q$11];;0)" office:value-type="float" office:value="1" calcext:value-type="float">
            <text:p>1</text:p>
          </table:table-cell>
          <table:table-cell table:formula="of:=[.E38]+[.K38]" office:value-type="float" office:value="3.08426844548626" calcext:value-type="float">
            <text:p>3.08426844548626</text:p>
          </table:table-cell>
          <table:table-cell table:formula="of:=[.F38]+[.L38]" office:value-type="float" office:value="3.07085949835269" calcext:value-type="float">
            <text:p>3.07085949835269</text:p>
          </table:table-cell>
          <table:table-cell table:formula="of:=[.G38]+[.M38]" office:value-type="float" office:value="-5.76526634714536" calcext:value-type="float">
            <text:p>-5.76526634714536</text:p>
          </table:table-cell>
          <table:table-cell table:formula="of:=COM.MICROSOFT.XLOOKUP([.$B39];[.$O$8:.$O$11];[.R$8:.R$11];;0)" office:value-type="float" office:value="1" calcext:value-type="float">
            <text:p>1.00E+00</text:p>
          </table:table-cell>
          <table:table-cell table:formula="of:=1/(1+EXP(-([.C39]*[.E39]+[.D39]*[.F39]+[.G39])))" office:value-type="float" office:value="0.596249381074469" calcext:value-type="float">
            <text:p>0.596249381074469</text:p>
          </table:table-cell>
          <table:table-cell table:formula="of:=[.H39]-[.I39]" office:value-type="float" office:value="0.403750618925531" calcext:value-type="float">
            <text:p>0.403750618925531</text:p>
          </table:table-cell>
          <table:table-cell table:formula="of:=[.$B$4]*[.$I39]*[.$J39]*(1-[.$I39])*[.C39]" office:value-type="float" office:value="1.70095330767626" calcext:value-type="float">
            <text:p>1.70095330767626</text:p>
          </table:table-cell>
          <table:table-cell table:formula="of:=[.$B$4]*[.$I39]*[.$J39]*(1-[.$I39])*[.D39]" office:value-type="float" office:value="1.70095330767626" calcext:value-type="float">
            <text:p>1.70095330767626</text:p>
          </table:table-cell>
          <table:table-cell table:formula="of:=[.$B$4]*[.$I39]*[.$J39]*(1-[.$I39])" office:value-type="float" office:value="1.70095330767626" calcext:value-type="float">
            <text:p>1.7009533076762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1">00/00/0000</text:date>, <text:time style:data-style-name="N2" text:time-value="21:16:27.592548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3T13:30:58.436180400</meta:creation-date>
    <dc:date>2025-10-11T22:10:09.690233900</dc:date>
    <meta:editing-duration>PT2H31M2S</meta:editing-duration>
    <meta:editing-cycles>14</meta:editing-cycles>
    <meta:generator>LibreOffice/25.2.5.2$Windows_X86_64 LibreOffice_project/03d19516eb2e1dd5d4ccd751a0d6f35f35e08022</meta:generator>
    <meta:document-statistic meta:table-count="2" meta:cell-count="918" meta:object-count="0"/>
  </office:meta>
</office:document-meta>
</file>